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1mm"/>
    </style:style>
    <style:style style:name="co2" style:family="table-column">
      <style:table-column-properties fo:break-before="auto" style:column-width="32.74mm"/>
    </style:style>
    <style:style style:name="co3" style:family="table-column">
      <style:table-column-properties fo:break-before="auto" style:column-width="79.78mm"/>
    </style:style>
    <style:style style:name="co4" style:family="table-column">
      <style:table-column-properties fo:break-before="auto" style:column-width="79.64mm"/>
    </style:style>
    <style:style style:name="co5" style:family="table-column">
      <style:table-column-properties fo:break-before="auto" style:column-width="25.52mm"/>
    </style:style>
    <style:style style:name="co6" style:family="table-column">
      <style:table-column-properties fo:break-before="auto" style:column-width="99.99mm"/>
    </style:style>
    <style:style style:name="co7" style:family="table-column">
      <style:table-column-properties fo:break-before="auto" style:column-width="56.6mm"/>
    </style:style>
    <style:style style:name="co8" style:family="table-column">
      <style:table-column-properties fo:break-before="auto" style:column-width="49.44mm"/>
    </style:style>
    <style:style style:name="co9" style:family="table-column">
      <style:table-column-properties fo:break-before="auto" style:column-width="20.02mm"/>
    </style:style>
    <style:style style:name="co10" style:family="table-column">
      <style:table-column-properties fo:break-before="auto" style:column-width="24.41mm"/>
    </style:style>
    <style:style style:name="co11" style:family="table-column">
      <style:table-column-properties fo:break-before="auto" style:column-width="46.39mm"/>
    </style:style>
    <style:style style:name="co12" style:family="table-column">
      <style:table-column-properties fo:break-before="auto" style:column-width="64.65mm"/>
    </style:style>
    <style:style style:name="co13" style:family="table-column">
      <style:table-column-properties fo:break-before="auto" style:column-width="57.2mm"/>
    </style:style>
    <style:style style:name="co14" style:family="table-column">
      <style:table-column-properties fo:break-before="auto" style:column-width="45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10.72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fo:font-size="10pt" fo:text-shadow="none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fo:language="en" fo:country="US" fo:font-weight="bold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99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f3333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transparent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3333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cc00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3399ff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00ffff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99cc66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ff99cc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66ff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transparent"/>
      <style:text-properties fo:color="#0084d1" style:font-name="Arial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transparent"/>
      <style:text-properties fo:color="#00cc33" style:font-name="Arial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 style:font-name="Arial" fo:font-size="8pt" fo:language="en" fo:country="US" fo:font-weight="bold" style:font-name-asian="Calibri" style:font-size-asian="8pt" style:language-asian="en" style:country-asian="US" style:font-weight-asian="bold" style:font-name-complex="Calibri" style:font-size-complex="8pt" style:language-complex="en" style:country-complex="US" style:font-weight-complex="bold"/>
    </style:style>
    <style:style style:name="ce22" style:family="table-cell" style:parent-style-name="Default">
      <style:table-cell-properties fo:background-color="#ffcc00"/>
      <style:text-properties style:use-window-font-color="true" style:font-name="Arial" fo:font-size="8pt" fo:language="en" fo:country="US" fo:font-weight="bold" style:font-name-asian="Calibri1" style:font-size-asian="8pt" style:language-asian="en" style:country-asian="US" style:font-weight-asian="bold" style:font-name-complex="Calibri1" style:font-size-complex="8pt" style:language-complex="ar" style:country-complex="SA" style:font-weight-complex="bold"/>
    </style:style>
    <style:style style:name="ce23" style:family="table-cell" style:parent-style-name="Default">
      <style:table-cell-properties fo:background-color="#ff3333"/>
      <style:text-properties style:use-window-font-color="true" style:font-name="Arial" fo:font-size="8pt" fo:language="en" fo:country="US" fo:font-weight="bold" style:font-name-asian="Calibri1" style:font-size-asian="8pt" style:language-asian="en" style:country-asian="US" style:font-weight-asian="bold" style:font-name-complex="Calibri1" style:font-size-complex="8pt" style:language-complex="ar" style:country-complex="SA" style:font-weight-complex="bold"/>
    </style:style>
    <style:style style:name="ce24" style:family="table-cell" style:parent-style-name="Default">
      <style:table-cell-properties fo:background-color="#ff3333"/>
      <style:text-properties style:use-window-font-color="true" style:font-name="Arial" fo:font-size="8pt" fo:language="en" fo:country="US" fo:font-weight="bold" style:font-name-asian="Calibri" style:font-size-asian="8pt" style:language-asian="en" style:country-asian="US" style:font-weight-asian="bold" style:font-name-complex="Calibri" style:font-size-complex="8pt" style:language-complex="en" style:country-complex="US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transparent"/>
      <style:text-properties fo:color="#00cc00" style:font-name="Arial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ffcc00"/>
      <style:text-properties style:use-window-font-color="true" style:font-name="Arial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ce28" style:family="table-cell" style:parent-style-name="Default">
      <style:table-cell-properties fo:background-color="#ff3333"/>
      <style:text-properties style:use-window-font-color="true" style:font-name="Arial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ce29" style:family="table-cell" style:parent-style-name="Default">
      <style:table-cell-properties fo:background-color="#00ffff"/>
      <style:text-properties style:use-window-font-color="true" style:font-name="Arial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ce30" style:family="table-cell" style:parent-style-name="Default">
      <style:table-cell-properties fo:background-color="#ff66ff"/>
      <style:text-properties style:use-window-font-color="true" style:font-name="Arial" fo:font-size="8pt" fo:language="en" fo:country="US" fo:font-weight="bold" style:font-name-asian="Calibri1" style:font-size-asian="8pt" style:language-asian="en" style:country-asian="US" style:font-weight-asian="bold" style:font-name-complex="Calibri1" style:font-size-complex="8pt" style:language-complex="ar" style:country-complex="SA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wrap-option="wrap" style:direction="ltr" style:shrink-to-fit="false" style:vertical-align="top"/>
      <style:paragraph-properties fo:text-align="start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3333" style:text-align-source="fix" style:repeat-content="false"/>
      <style:paragraph-properties fo:text-align="start" fo:margin-left="0mm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ffcc00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3399ff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00ffff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99cc66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ff99cc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style:font-name="Arial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style="italic" fo:language="en" fo:country="US" style:language-asian="en" style:country-asian="US" style:language-complex="ar" style:country-complex="SA" style:font-name-asian="Times New Roman" style:font-name-complex="Times New Roman" style:font-size-asian="12pt" style:font-size-complex="6.80000019073486pt" style:font-style-asian="italic" style:font-style-complex="italic"/>
    </style:style>
    <style:style style:name="T2" style:family="text">
      <style:text-properties style:font-name="Times New Roman" fo:font-size="12pt" fo:language="en" fo:country="US" style:language-asian="en" style:country-asian="US" style:language-complex="ar" style:country-complex="SA" style:font-name-asian="Times New Roman" style:font-name-complex="Times New Roman" style:font-size-asian="12pt" style:font-size-complex="6.80000019073486pt"/>
    </style:style>
    <style:style style:name="T3" style:family="text">
      <style:text-properties style:font-name="Arial" fo:font-size="10pt" fo:font-weight="bold" fo:language="en" fo:country="US" style:language-asian="en" style:country-asian="US" style:language-complex="ar" style:country-complex="SA" style:font-name-asian="Times New Roman" style:font-name-complex="Times New Roman" style:font-size-asian="10pt" style:font-size-complex="10pt" style:font-weight-asian="bold" style:font-weight-complex="bold"/>
    </style:style>
    <style:style style:name="T4" style:family="text">
      <style:text-properties style:font-name="Arial" fo:font-size="10pt" fo:language="en" fo:country="US" style:language-asian="en" style:country-asian="US" style:language-complex="ar" style:country-complex="SA" style:font-name-asian="Times New Roman" style:font-name-complex="Times New Roman" style:font-size-asian="10pt" style:font-size-complex="10pt"/>
    </style:style>
    <style:style style:name="T5" style:family="text">
      <style:text-properties style:font-name="Times New Roman" fo:font-size="12pt" fo:font-weight="bold" fo:font-style="italic" fo:language="en" fo:country="US" style:language-asian="en" style:country-asian="US" style:language-complex="ar" style:country-complex="SA" style:font-name-asian="Times New Roman" style:font-name-complex="Times New Roman" style:font-size-asian="12pt" style:font-size-complex="6.80000019073486pt" style:font-weight-asian="bold" style:font-weight-complex="bold" style:font-style-asian="italic" style:font-style-complex="italic"/>
    </style:style>
    <style:style style:name="T6" style:family="text">
      <style:text-properties fo:font-size="12pt" fo:font-style="italic" fo:language="en" fo:country="US" style:language-asian="en" style:country-asian="US" style:language-complex="ar" style:country-complex="SA" style:font-name-complex="Times New Roman" style:font-size-asian="12pt" style:font-size-complex="6.80000019073486pt" style:font-style-asian="italic" style:font-style-complex="italic" style:font-name="Calibri;Calibri" style:font-name-asian="Calibri;Calibri"/>
    </style:style>
    <style:style style:name="T7" style:family="text">
      <style:text-properties fo:font-size="12pt" fo:language="en" fo:country="US" style:language-asian="en" style:country-asian="US" style:language-complex="ar" style:country-complex="SA" style:font-name-complex="Times New Roman" style:font-size-asian="12pt" style:font-size-complex="6.80000019073486pt" style:font-name="Calibri;Calibri" style:font-name-asian="Calibri;Calibri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8pt" style:font-size-asian="8pt" style:font-size-complex="8pt" fo:color="#000000" fo:language="en" fo:country="US" style:language-asian="en" style:country-asian="US" style:language-complex="ar" style:country-complex="SA" style:font-name-asian="Times New Roman" style:font-name-complex="Times New Roman"/>
    </style:style>
    <style:style style:name="T10" style:family="text">
      <style:text-properties fo:color="#000000" fo:font-size="10pt" fo:language="en" fo:country="US" style:language-asian="en" style:country-asian="US" style:language-complex="ar" style:country-complex="SA" style:font-size-asian="10pt" style:font-size-complex="5.69999980926514pt"/>
    </style:style>
    <style:style style:name="T11" style:family="text">
      <style:text-properties fo:color="#000000" fo:font-size="10pt" fo:language="en" fo:country="US" style:language-asian="en" style:country-asian="US" style:language-complex="ar" style:country-complex="SA" style:font-name-asian="Times New Roman" style:font-name-complex="Times New Roman" style:font-size-asian="10pt" style:font-size-complex="5.69999980926514pt"/>
    </style:style>
    <style:style style:name="T12" style:family="text">
      <style:text-properties fo:font-size="11pt" fo:language="en" fo:country="US" style:language-asian="en" style:country-asian="US" style:language-complex="ar" style:country-complex="SA" style:font-name-complex="Times New Roman" style:font-size-asian="11pt" style:font-size-complex="6.30000019073486pt"/>
    </style:style>
  </office:automatic-styles>
  <office:body>
    <office:spreadsheet>
      <table:table table:name="GOTIT_Database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25"/>
        <table:table-column table:style-name="co5" table:default-cell-style-name="ce17"/>
        <table:table-column table:style-name="co6" table:default-cell-style-name="ce17"/>
        <table:table-column table:style-name="co7" table:default-cell-style-name="ce43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1008" table:default-cell-style-name="ce17"/>
        <table:table-row table:style-name="ro1">
          <table:table-cell table:style-name="ce1" office:value-type="string" calcext:value-type="string" table:number-columns-spanned="6" table:number-rows-spanned="1">
            <text:p>Malard <text:span text:style-name="T1">et al.</text:span> 2019. GOTIT: A laboratory application software for optimizing multi-criteria species based research. Submitted to <text:span text:style-name="T1">Methods in Ecology and Evolution</text:span><text:span text:style-name="T2">.</text:span></text:p>
          </table:table-cell>
          <table:covered-table-cell table:number-columns-repeated="5" table:style-name="ce62"/>
          <table:table-cell table:style-name="ce31"/>
          <table:table-cell table:style-name="ce5" table:number-columns-repeated="7"/>
          <table:table-cell table:style-name="ce45" table:number-columns-repeated="100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6" table:number-rows-spanned="2">
            <text:p><text:span text:style-name="T3">Appendix S2</text:span><text:span text:style-name="T4">. Description of tables, field characteristics and field contents in GOTIT database</text:span></text:p>
          </table:table-cell>
          <table:covered-table-cell table:number-columns-repeated="5" table:style-name="ce62"/>
          <table:table-cell table:style-name="ce31"/>
          <table:table-cell table:style-name="ce5" table:number-columns-repeated="7"/>
          <table:table-cell table:style-name="ce45" table:number-columns-repeated="1005"/>
          <table:table-cell table:number-columns-repeated="3"/>
        </table:table-row>
        <table:table-row table:style-name="ro1">
          <table:covered-table-cell table:style-name="ce4"/>
          <table:covered-table-cell table:number-columns-repeated="5" table:style-name="ce62"/>
          <table:table-cell table:style-name="ce31"/>
          <table:table-cell table:style-name="ce5" table:number-columns-repeated="7"/>
          <table:table-cell table:style-name="ce45" table:number-columns-repeated="100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6" table:number-rows-spanned="2">
            <text:p><text:span text:style-name="T5">GOTIT database help: Appendix S5</text:span><text:span text:style-name="T1"> (</text:span><text:span text:style-name="T6">S5_Gotitdb_tables_fields.ods).</text:span><text:span text:style-name="T7"> Description of tables, field characteristics and field contents in GOTIT database</text:span></text:p>
          </table:table-cell>
          <table:covered-table-cell table:number-columns-repeated="5" table:style-name="ce62"/>
          <table:table-cell table:style-name="ce31"/>
          <table:table-cell table:style-name="ce5" table:number-columns-repeated="7"/>
          <table:table-cell table:style-name="ce45" table:number-columns-repeated="1005"/>
          <table:table-cell table:number-columns-repeated="3"/>
        </table:table-row>
        <table:table-row table:style-name="ro1">
          <table:covered-table-cell table:number-columns-repeated="6" table:style-name="ce48"/>
          <table:table-cell table:style-name="ce31"/>
          <table:table-cell table:style-name="ce5" table:number-columns-repeated="7"/>
          <table:table-cell table:style-name="ce45" table:number-columns-repeated="1005"/>
          <table:table-cell table:number-columns-repeated="3"/>
        </table:table-row>
        <table:table-row table:style-name="ro2">
          <table:table-cell table:style-name="ce5" office:value-type="string" calcext:value-type="string">
            <text:p>Line_number</text:p>
          </table:table-cell>
          <table:table-cell table:style-name="ce5" office:value-type="string" calcext:value-type="string">
            <text:p>Table type</text:p>
          </table:table-cell>
          <table:table-cell table:style-name="ce5" office:value-type="string" calcext:value-type="string">
            <text:p>English database table name</text:p>
          </table:table-cell>
          <table:table-cell table:style-name="ce5" office:value-type="string" calcext:value-type="string">
            <text:p>English database field name (logical model)</text:p>
          </table:table-cell>
          <table:table-cell table:style-name="ce5" office:value-type="string" calcext:value-type="string">
            <text:p>Foreign key (fk), primary key (pk), technical fields (tf)</text:p>
          </table:table-cell>
          <table:table-cell table:style-name="ce5" office:value-type="string" calcext:value-type="string">
            <text:p>Explanation for field content</text:p>
          </table:table-cell>
          <table:table-cell table:style-name="ce31" office:value-type="string" calcext:value-type="string">
            <text:p>Field with unique value (1) Filelds with unique combined value <text:s/>(2)</text:p>
          </table:table-cell>
          <table:table-cell table:style-name="ce5" office:value-type="string" calcext:value-type="string">
            <text:p>Data type</text:p>
          </table:table-cell>
          <table:table-cell table:style-name="ce5" office:value-type="string" calcext:value-type="string">
            <text:p>Field content « is_nullable »</text:p>
          </table:table-cell>
          <table:table-cell table:style-name="ce5" office:value-type="string" calcext:value-type="string">
            <text:p>Maximum number of characters for the field</text:p>
          </table:table-cell>
          <table:table-cell table:style-name="ce5" office:value-type="string" calcext:value-type="string">
            <text:p>English database link (fk) to table</text:p>
          </table:table-cell>
          <table:table-cell table:style-name="ce5" office:value-type="string" calcext:value-type="string">
            <text:p>Database table name</text:p>
          </table:table-cell>
          <table:table-cell table:style-name="ce5" office:value-type="string" calcext:value-type="string">
            <text:p>Database field name</text:p>
          </table:table-cell>
          <table:table-cell table:style-name="ce5" office:value-type="string" calcext:value-type="string">
            <text:p>Database link (fk) to table</text:p>
          </table:table-cell>
          <table:table-cell table:style-name="ce45" table:number-columns-repeated="1005"/>
          <table:table-cell table:number-columns-repeated="3"/>
        </table:table-row>
        <table:table-row table:style-name="ro3"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k</text:p>
          </table:table-cell>
          <table:table-cell table:style-name="ce6" office:value-type="string" calcext:value-type="string">
            <text:p>Technical field : identification number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id</text:p>
          </table:table-cell>
          <table:table-cell table:style-name="ce44"/>
          <table:table-cell table:style-name="ce45" table:number-columns-repeated="1005"/>
          <table:table-cell table:number-columns-repeated="3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Box code</text:p>
          </table:table-cell>
          <table:table-cell table:style-name="ce6"/>
          <table:table-cell table:style-name="ce6" office:value-type="string" calcext:value-type="string">
            <text:p>Code (unique) of a storing box</text:p>
          </table:table-cell>
          <table:table-cell table:style-name="ce32" office:value-type="float" office:value="1" calcext:value-type="float">
            <text:p>1</text:p>
          </table:table-cell>
          <table:table-cell table:style-name="ce6" office:value-type="string" calcext:value-type="string">
            <text:p>character varying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255" calcext:value-type="float">
            <text:p>255</text:p>
          </table:table-cell>
          <table:table-cell table:style-name="ce6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code_boite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58" calcext:value-type="float">
            <text:p>58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Box title</text:p>
          </table:table-cell>
          <table:table-cell table:style-name="ce6"/>
          <table:table-cell table:style-name="ce6" office:value-type="string" calcext:value-type="string">
            <text:p>Title (label) of a storing box</text:p>
          </table:table-cell>
          <table:table-cell table:style-name="ce32"/>
          <table:table-cell table:style-name="ce6" office:value-type="string" calcext:value-type="string">
            <text:p>character varying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1024" calcext:value-type="float">
            <text:p>1024</text:p>
          </table:table-cell>
          <table:table-cell table:style-name="ce6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libelle_boite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Box comments</text:p>
          </table:table-cell>
          <table:table-cell table:style-name="ce6"/>
          <table:table-cell table:style-name="ce6" office:value-type="string" calcext:value-type="string">
            <text:p>Comments about a storing box</text:p>
          </table:table-cell>
          <table:table-cell table:style-name="ce32"/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commentaire_boite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Collection type_voc_fk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dicate the collection type (e.g. slide, DNA) to which the box belongs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Vocabulary</text:p>
          </table:table-cell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type_collection_voc_fk</text:p>
          </table:table-cell>
          <table:table-cell table:style-name="ce44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Collection code_voc_fk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dicate the code of the collection to which the box belongs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Vocabulary</text:p>
          </table:table-cell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code_collection_voc_fk</text:p>
          </table:table-cell>
          <table:table-cell table:style-name="ce44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Box type_voc_fk</text:p>
          </table:table-cell>
          <table:table-cell table:style-name="ce6" office:value-type="string" calcext:value-type="string">
            <text:p>fk</text:p>
          </table:table-cell>
          <table:table-cell table:style-name="ce6" office:value-type="string" calcext:value-type="string">
            <text:p>Indicate the box type <text:s/>(e.g. slide, DNA) to which the box belongs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Vocabulary</text:p>
          </table:table-cell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type_boite_voc_fk</text:p>
          </table:table-cell>
          <table:table-cell table:style-name="ce44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Creation user name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Technical field : User name of person who filled in the field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user_cre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Update user name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Technical field : User name of person who updated the field content</text:p>
          </table:table-cell>
          <table:table-cell table:style-name="ce32"/>
          <table:table-cell table:style-name="ce6" office:value-type="string" calcext:value-type="string">
            <text:p>bigin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user_maj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Date of creation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Technical field : date of creation of field content</text:p>
          </table:table-cell>
          <table:table-cell table:style-name="ce32"/>
          <table:table-cell table:style-name="ce6" office:value-type="string" calcext:value-type="string">
            <text:p>timestamp without time zone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date_cre</text:p>
          </table:table-cell>
          <table:table-cell table:style-name="ce44"/>
          <table:table-cell table:number-columns-repeated="1008"/>
        </table:table-row>
        <table:table-row table:style-name="ro3"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Core table</text:p>
          </table:table-cell>
          <table:table-cell table:style-name="ce6" office:value-type="string" calcext:value-type="string">
            <text:p>Box</text:p>
          </table:table-cell>
          <table:table-cell table:style-name="ce6" office:value-type="string" calcext:value-type="string">
            <text:p>Date of update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Technical field : date of update of field content</text:p>
          </table:table-cell>
          <table:table-cell table:style-name="ce32"/>
          <table:table-cell table:style-name="ce6" office:value-type="string" calcext:value-type="string">
            <text:p>timestamp without time zone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style-name="ce44" office:value-type="string" calcext:value-type="string">
            <text:p>boite</text:p>
          </table:table-cell>
          <table:table-cell table:style-name="ce44" office:value-type="string" calcext:value-type="string">
            <text:p>date_maj</text:p>
          </table:table-cell>
          <table:table-cell table:style-name="ce44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Technical field : identification number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63" calcext:value-type="float">
            <text:p>63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hromatogram code</text:p>
          </table:table-cell>
          <table:table-cell table:style-name="ce8"/>
          <table:table-cell table:style-name="ce8" office:value-type="string" calcext:value-type="string">
            <text:p>Code (unique) of a chromatogram generated as follows : Chromatogram number|Chromato primer</text:p>
          </table:table-cell>
          <table:table-cell table:style-name="ce34" office:value-type="float" office:value="1" calcext:value-type="float">
            <text:p>1</text:p>
          </table:table-cell>
          <table:table-cell table:style-name="ce8" office:value-type="string" calcext:value-type="string">
            <text:p>character varying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255" calcext:value-type="float">
            <text:p>255</text:p>
          </table:table-cell>
          <table:table-cell table:style-name="ce8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code_chromato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69" calcext:value-type="float">
            <text:p>69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hromatogram number</text:p>
          </table:table-cell>
          <table:table-cell table:style-name="ce8"/>
          <table:table-cell table:style-name="ce8" office:value-type="string" calcext:value-type="string">
            <text:p>A unqiue number atrributed to the chromatogram</text:p>
          </table:table-cell>
          <table:table-cell table:style-name="ce34"/>
          <table:table-cell table:style-name="ce8" office:value-type="string" calcext:value-type="string">
            <text:p>character varying</text:p>
          </table:table-cell>
          <table:table-cell table:style-name="ce8" office:value-type="string" calcext:value-type="string">
            <text:p>NO</text:p>
          </table:table-cell>
          <table:table-cell table:style-name="ce8" office:value-type="float" office:value="255" calcext:value-type="float">
            <text:p>255</text:p>
          </table:table-cell>
          <table:table-cell table:style-name="ce8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num_yas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hromatogram comments</text:p>
          </table:table-cell>
          <table:table-cell table:style-name="ce8"/>
          <table:table-cell table:style-name="ce8" office:value-type="string" calcext:value-type="string">
            <text:p>Comments about a chromatogram</text:p>
          </table:table-cell>
          <table:table-cell table:style-name="ce34"/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commentaire_chromato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hromato primer_voc_fk</text:p>
          </table:table-cell>
          <table:table-cell table:style-name="ce8" office:value-type="string" calcext:value-type="string">
            <text:p>fk</text:p>
          </table:table-cell>
          <table:table-cell table:style-name="ce8" office:value-type="string" calcext:value-type="string">
            <text:p>Indicate the primer used during sequencing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Vocabulary</text:p>
          </table:table-cell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primer_chromato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hromato quality_voc_fk</text:p>
          </table:table-cell>
          <table:table-cell table:style-name="ce8" office:value-type="string" calcext:value-type="string">
            <text:p>fk</text:p>
          </table:table-cell>
          <table:table-cell table:style-name="ce8" office:value-type="string" calcext:value-type="string">
            <text:p>Indicate the quality of the chromatogram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Vocabulary</text:p>
          </table:table-cell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qualite_chromato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8" office:value-type="float" office:value="67" calcext:value-type="float">
            <text:p>67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institution_fk</text:p>
          </table:table-cell>
          <table:table-cell table:style-name="ce8" office:value-type="string" calcext:value-type="string">
            <text:p>fk</text:p>
          </table:table-cell>
          <table:table-cell table:style-name="ce8" office:value-type="string" calcext:value-type="string">
            <text:p>Link to the name of institution who sequenced the PCR product and provides the chromatogram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Institution</text:p>
          </table:table-cell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etablissement_fk</text:p>
          </table:table-cell>
          <table:table-cell table:style-name="ce10" office:value-type="string" calcext:value-type="string">
            <text:p>etablissement</text:p>
          </table:table-cell>
          <table:table-cell table:number-columns-repeated="1008"/>
        </table:table-row>
        <table:table-row table:style-name="ro3"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PCR_fk</text:p>
          </table:table-cell>
          <table:table-cell table:style-name="ce8" office:value-type="string" calcext:value-type="string">
            <text:p>fk</text:p>
          </table:table-cell>
          <table:table-cell table:style-name="ce8" office:value-type="string" calcext:value-type="string">
            <text:p>Indicate that a PCR product <text:s/>is sequenced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PCR</text:p>
          </table:table-cell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pcr_fk</text:p>
          </table:table-cell>
          <table:table-cell table:style-name="ce10" office:value-type="string" calcext:value-type="string">
            <text:p>pcr</text:p>
          </table:table-cell>
          <table:table-cell table:number-columns-repeated="1008"/>
        </table:table-row>
        <table:table-row table:style-name="ro3"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Creation user name</text:p>
          </table:table-cell>
          <table:table-cell table:style-name="ce8" office:value-type="string" calcext:value-type="string">
            <text:p>tf</text:p>
          </table:table-cell>
          <table:table-cell table:style-name="ce8" office:value-type="string" calcext:value-type="string">
            <text:p>Technical field : User name of person who filled in the field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Update user name</text:p>
          </table:table-cell>
          <table:table-cell table:style-name="ce8" office:value-type="string" calcext:value-type="string">
            <text:p>tf</text:p>
          </table:table-cell>
          <table:table-cell table:style-name="ce8" office:value-type="string" calcext:value-type="string">
            <text:p>Technical field : User name of person who updated the field content</text:p>
          </table:table-cell>
          <table:table-cell table:style-name="ce34"/>
          <table:table-cell table:style-name="ce8" office:value-type="string" calcext:value-type="string">
            <text:p>bigint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Date of creation</text:p>
          </table:table-cell>
          <table:table-cell table:style-name="ce8" office:value-type="string" calcext:value-type="string">
            <text:p>tf</text:p>
          </table:table-cell>
          <table:table-cell table:style-name="ce8" office:value-type="string" calcext:value-type="string">
            <text:p>Technical field : date of creation of field content</text:p>
          </table:table-cell>
          <table:table-cell table:style-name="ce34"/>
          <table:table-cell table:style-name="ce8" office:value-type="string" calcext:value-type="string">
            <text:p>timestamp without time zone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8" office:value-type="float" office:value="66" calcext:value-type="float">
            <text:p>66</text:p>
          </table:table-cell>
          <table:table-cell table:style-name="ce8" office:value-type="string" calcext:value-type="string">
            <text:p>Core table</text:p>
          </table:table-cell>
          <table:table-cell table:style-name="ce8" office:value-type="string" calcext:value-type="string">
            <text:p>Chromatogram</text:p>
          </table:table-cell>
          <table:table-cell table:style-name="ce8" office:value-type="string" calcext:value-type="string">
            <text:p>Date of update</text:p>
          </table:table-cell>
          <table:table-cell table:style-name="ce8" office:value-type="string" calcext:value-type="string">
            <text:p>tf</text:p>
          </table:table-cell>
          <table:table-cell table:style-name="ce8" office:value-type="string" calcext:value-type="string">
            <text:p>Technical field : date of update of field content</text:p>
          </table:table-cell>
          <table:table-cell table:style-name="ce34"/>
          <table:table-cell table:style-name="ce8" office:value-type="string" calcext:value-type="string">
            <text:p>timestamp without time zone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2"/>
          <table:table-cell table:style-name="ce10" office:value-type="string" calcext:value-type="string">
            <text:p>chromatogramme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04" calcext:value-type="float">
            <text:p>104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Number of specimens</text:p>
          </table:table-cell>
          <table:table-cell table:style-name="ce9"/>
          <table:table-cell table:style-name="ce9" office:value-type="string" calcext:value-type="string">
            <text:p>The number of specimens for each of the different specimen types in an internal biological material 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nb_individus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Internal biological material composition comments</text:p>
          </table:table-cell>
          <table:table-cell table:style-name="ce9"/>
          <table:table-cell table:style-name="ce9" office:value-type="string" calcext:value-type="string">
            <text:p>Comments about the composition of an internal biological material</text:p>
          </table:table-cell>
          <table:table-cell table:style-name="ce35"/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commentaire_compo_lot_materiel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05" calcext:value-type="float">
            <text:p>105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21" office:value-type="string" calcext:value-type="string">
            <text:p>specimen type_voc_fk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Indicate the types of specimens (e.g. male, female, etc...) contained in an internal biological material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9" office:value-type="string" calcext:value-type="string">
            <text:p>Vocabulary</text:p>
          </table:table-cell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type_individu_voc_fk</text:p>
          </table:table-cell>
          <table:table-cell table:style-name="ce9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9" office:value-type="float" office:value="103" calcext:value-type="float">
            <text:p>103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Internal biological material_fk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Provide the specimen composition of the internal biological material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9" office:value-type="string" calcext:value-type="string">
            <text:p>Internal biological material</text:p>
          </table:table-cell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lot_materiel_fk</text:p>
          </table:table-cell>
          <table:table-cell table:style-name="ce9" office:value-type="string" calcext:value-type="string">
            <text:p>lot_materiel</text:p>
          </table:table-cell>
          <table:table-cell table:number-columns-repeated="1008"/>
        </table:table-row>
        <table:table-row table:style-name="ro3">
          <table:table-cell table:style-name="ce9" office:value-type="float" office:value="106" calcext:value-type="float">
            <text:p>106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Core table</text:p>
          </table:table-cell>
          <table:table-cell table:style-name="ce9" office:value-type="string" calcext:value-type="string">
            <text:p>Composition of internal biological material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position_lot_materiel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code</text:p>
          </table:table-cell>
          <table:table-cell table:style-name="ce10"/>
          <table:table-cell table:style-name="ce10" office:value-type="string" calcext:value-type="string">
            <text:p>Code (unique) of the DNA extract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code_ad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extraction date</text:p>
          </table:table-cell>
          <table:table-cell table:style-name="ce10"/>
          <table:table-cell table:style-name="ce10" office:value-type="string" calcext:value-type="string">
            <text:p>Date of DNA extraction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date_ad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concentration</text:p>
          </table:table-cell>
          <table:table-cell table:style-name="ce10"/>
          <table:table-cell table:style-name="ce10" office:value-type="string" calcext:value-type="string">
            <text:p>DNA concentration in ng/µl</text:p>
          </table:table-cell>
          <table:table-cell table:style-name="ce36"/>
          <table:table-cell table:style-name="ce10" office:value-type="string" calcext:value-type="string">
            <text:p>double precision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concentration_ng_microlit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comments</text:p>
          </table:table-cell>
          <table:table-cell table:style-name="ce10"/>
          <table:table-cell table:style-name="ce10" office:value-type="string" calcext:value-type="string">
            <text:p>Comments about the DNA extract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commentaire_ad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 DNA extraction date 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extraction method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extraction method used to extract DNA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methode_extraction_ad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Specimen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ich specimens are used for DNA extraction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individu_fk</text:p>
          </table:table-cell>
          <table:table-cell table:style-name="ce10" office:value-type="string" calcext:value-type="string">
            <text:p>individu</text:p>
          </table:table-cell>
          <table:table-cell table:number-columns-repeated="1008"/>
        </table:table-row>
        <table:table-row table:style-name="ro3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NA quality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quality of the DNA extrac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qualite_ad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Box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Link to the box in which the DNA extract is stor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Box</text:p>
          </table:table-cell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boite_fk</text:p>
          </table:table-cell>
          <table:table-cell table:style-name="ce10" office:value-type="string" calcext:value-type="string">
            <text:p>boite</text:p>
          </table:table-cell>
          <table:table-cell table:number-columns-repeated="1008"/>
        </table:table-row>
        <table:table-row table:style-name="ro3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adn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4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1" office:value-type="float" office:value="227" calcext:value-type="float">
            <text:p>227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k</text:p>
          </table:table-cell>
          <table:table-cell table:style-name="ce11" office:value-type="string" calcext:value-type="string">
            <text:p>Technical field : identification number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id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19" calcext:value-type="float">
            <text:p>219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22" office:value-type="string" calcext:value-type="string">
            <text:p>External biological material code</text:p>
          </table:table-cell>
          <table:table-cell table:style-name="ce11"/>
          <table:table-cell table:style-name="ce11" office:value-type="string" calcext:value-type="string">
            <text:p><text:span text:style-name="T8">The code (unique) of the external biological material expressed as follows : </text:span><text:span text:style-name="T9">"Taxon name|sample code" </text:span><text:span text:style-name="T8">(e.g. </text:span><text:span text:style-name="T9">PROASELLUS_MERIDIANUS_FTBOUILL_197000)</text:span></text:p>
          </table:table-cell>
          <table:table-cell table:style-name="ce37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255" calcext:value-type="float">
            <text:p>255</text:p>
          </table:table-cell>
          <table:table-cell table:style-name="ce11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code_lot_materiel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4" calcext:value-type="float">
            <text:p>224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22" office:value-type="string" calcext:value-type="string">
            <text:p>External biological material creation date</text:p>
          </table:table-cell>
          <table:table-cell table:style-name="ce11"/>
          <table:table-cell table:style-name="ce11" office:value-type="string" calcext:value-type="string">
            <text:p>Date when the external biological material is processed</text:p>
          </table:table-cell>
          <table:table-cell table:style-name="ce37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date_creation_lot_materiel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22" office:value-type="string" calcext:value-type="string">
            <text:p>External biological material comments</text:p>
          </table:table-cell>
          <table:table-cell table:style-name="ce11"/>
          <table:table-cell table:style-name="ce11" office:value-type="string" calcext:value-type="string">
            <text:p>Comments about the external biological material</text:p>
          </table:table-cell>
          <table:table-cell table:style-name="ce37"/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commentaire_lot_materiel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22" office:value-type="string" calcext:value-type="string">
            <text:p>Number of specimens comments</text:p>
          </table:table-cell>
          <table:table-cell table:style-name="ce11"/>
          <table:table-cell table:style-name="ce11" office:value-type="string" calcext:value-type="string">
            <text:p>Comments about the number of specimens in the external biological material</text:p>
          </table:table-cell>
          <table:table-cell table:style-name="ce37"/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commentaire_nb_individus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Sampling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he sampling to which the external biological material is associated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Sampling</text:p>
          </table:table-cell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collecte_fk</text:p>
          </table:table-cell>
          <table:table-cell table:style-name="ce11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1" office:value-type="float" office:value="226" calcext:value-type="float">
            <text:p>226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Date precision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whether « External biological material date » has date precision of day / month / year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date_precision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228" calcext:value-type="float">
            <text:p>228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Number of specimens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he number of specimens contained in the external biological material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nb_individus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229" calcext:value-type="float">
            <text:p>229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pigmentation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patterns of pigmentation (pigmented / partially depigmented / depigmented) of specimens in the lot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pigmentation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232" calcext:value-type="float">
            <text:p>232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eyes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patterns of eyes (oculated / microphtalmous / anophtalmous) of specimens in the lot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yeux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230" calcext:value-type="float">
            <text:p>230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Creation user nam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User name of person who filled in the field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user_cre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31" calcext:value-type="float">
            <text:p>231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Update user nam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User name of person who updated the field content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user_maj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3" calcext:value-type="float">
            <text:p>223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Date of creation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date of creation of field content</text:p>
          </table:table-cell>
          <table:table-cell table:style-name="ce37"/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date_cre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225" calcext:value-type="float">
            <text:p>225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biological material</text:p>
          </table:table-cell>
          <table:table-cell table:style-name="ce11" office:value-type="string" calcext:value-type="string">
            <text:p>Date of updat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date of update of field content</text:p>
          </table:table-cell>
          <table:table-cell table:style-name="ce37"/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lot_materiel_ext</text:p>
          </table:table-cell>
          <table:table-cell table:style-name="ce11" office:value-type="string" calcext:value-type="string">
            <text:p>date_maj</text:p>
          </table:table-cell>
          <table:table-cell table:style-name="ce11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1" office:value-type="float" office:value="363" calcext:value-type="float">
            <text:p>363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k</text:p>
          </table:table-cell>
          <table:table-cell table:style-name="ce11" office:value-type="string" calcext:value-type="string">
            <text:p>Technical field : identification number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id</text:p>
          </table:table-cell>
          <table:table-cell table:style-name="ce11"/>
          <table:table-cell table:number-columns-repeated="1008"/>
        </table:table-row>
        <table:table-row table:style-name="ro6">
          <table:table-cell table:style-name="ce11" office:value-type="float" office:value="354" calcext:value-type="float">
            <text:p>354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22" office:value-type="string" calcext:value-type="string">
            <text:p>External sequence code</text:p>
          </table:table-cell>
          <table:table-cell table:style-name="ce11"/>
          <table:table-cell table:style-name="ce22" office:value-type="string" calcext:value-type="string">
            <text:p>Code (unique) of the external sequence expressed as: <text:span text:style-name="T10">"Sequence status_ species taxon code attributed to DNA sequence at creation_sample code_external sequence specimen number_accession number|sequence origin. Do not include sequence status if VALIDATED (e.g. LIRCEObisetus_GORMAN_000000_GM1_AY566531|NCBI)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code_sqc_ass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59" calcext:value-type="float">
            <text:p>359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22" office:value-type="string" calcext:value-type="string">
            <text:p>External sequence creation date</text:p>
          </table:table-cell>
          <table:table-cell table:style-name="ce11"/>
          <table:table-cell table:style-name="ce11" office:value-type="string" calcext:value-type="string">
            <text:p>Date when the external sequence was created.</text:p>
          </table:table-cell>
          <table:table-cell table:style-name="ce37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date_creation_sqc_ass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53" calcext:value-type="float">
            <text:p>353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External sequence accession number</text:p>
          </table:table-cell>
          <table:table-cell table:style-name="ce11"/>
          <table:table-cell table:style-name="ce11" office:value-type="string" calcext:value-type="string">
            <text:p>Accession number of the external sequence</text:p>
          </table:table-cell>
          <table:table-cell table:style-name="ce37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255" calcext:value-type="float">
            <text:p>255</text:p>
          </table:table-cell>
          <table:table-cell table:style-name="ce11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accession_number_sqc_ass_ext</text:p>
          </table:table-cell>
          <table:table-cell table:style-name="ce11"/>
          <table:table-cell table:number-columns-repeated="1008"/>
        </table:table-row>
        <table:table-row table:style-name="ro6">
          <table:table-cell table:style-name="ce11" office:value-type="float" office:value="355" calcext:value-type="float">
            <text:p>355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22" office:value-type="string" calcext:value-type="string">
            <text:p>External sequence alignment code</text:p>
          </table:table-cell>
          <table:table-cell table:style-name="ce11"/>
          <table:table-cell table:style-name="ce22" office:value-type="string" calcext:value-type="string">
            <text:p>Code (unique) of the external sequence in the alignment expressed as: <text:span text:style-name="T10">"Sequence status_ last species taxon code attributed to DNA sequence_sample code_sequence specimen number_accession number|sequence origin. Do not include sequence status if VALIDATED (e.g. LIRCEObisetus_GORMAN_000000_GM1_AY566531|NCBI).</text:span></text:p>
          </table:table-cell>
          <table:table-cell table:style-name="ce37" office:value-type="float" office:value="1" calcext:value-type="float">
            <text:p>1</text:p>
          </table:table-cell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float" office:value="1024" calcext:value-type="float">
            <text:p>1024</text:p>
          </table:table-cell>
          <table:table-cell table:style-name="ce11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code_sqc_ass_ext_alignemen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64" calcext:value-type="float">
            <text:p>364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22" office:value-type="string" calcext:value-type="string">
            <text:p>External sequence specimen number</text:p>
          </table:table-cell>
          <table:table-cell table:style-name="ce11"/>
          <table:table-cell table:style-name="ce11" office:value-type="string" calcext:value-type="string">
            <text:p>The number of the specimen that has been sequenced</text:p>
          </table:table-cell>
          <table:table-cell table:style-name="ce37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float" office:value="255" calcext:value-type="float">
            <text:p>255</text:p>
          </table:table-cell>
          <table:table-cell table:style-name="ce11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num_individu_sqc_ass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67" calcext:value-type="float">
            <text:p>367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22" office:value-type="string" calcext:value-type="string">
            <text:p>External sequence primary taxon</text:p>
          </table:table-cell>
          <table:table-cell table:style-name="ce11"/>
          <table:table-cell table:style-name="ce27" office:value-type="string" calcext:value-type="string">
            <text:p>The taxon name originally associated to the external sequence in the literature</text:p>
          </table:table-cell>
          <table:table-cell table:style-name="ce37"/>
          <table:table-cell table:style-name="ce11" office:value-type="string" calcext:value-type="string">
            <text:p>character varying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float" office:value="255" calcext:value-type="float">
            <text:p>255</text:p>
          </table:table-cell>
          <table:table-cell table:style-name="ce11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taxon_origine_sqc_ass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57" calcext:value-type="float">
            <text:p>357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External sequence comments</text:p>
          </table:table-cell>
          <table:table-cell table:style-name="ce11"/>
          <table:table-cell table:style-name="ce11" office:value-type="string" calcext:value-type="string">
            <text:p>Comments about the external sequence</text:p>
          </table:table-cell>
          <table:table-cell table:style-name="ce37"/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commentaire_sqc_ass_ext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62" calcext:value-type="float">
            <text:p>362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Gene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he gene targeted by the external sequence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gene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361" calcext:value-type="float">
            <text:p>361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Date precision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whether « external sequence creation date » has date precision of day / month / year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date_precision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365" calcext:value-type="float">
            <text:p>365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External sequence origin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e origin of the external sequence that is to say where the external sequence was obtained from (e.g. NCBI, personla data)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origine_sqc_ass_ext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356" calcext:value-type="float">
            <text:p>356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Sampling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he sampling to which the external sequence is associated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Sampling</text:p>
          </table:table-cell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collecte_fk</text:p>
          </table:table-cell>
          <table:table-cell table:style-name="ce11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1" office:value-type="float" office:value="366" calcext:value-type="float">
            <text:p>366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External sequence status_voc_fk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Indicate the status (e.g. validated, in preparation, etc...) of the external sequence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11" office:value-type="string" calcext:value-type="string">
            <text:p>Vocabulary</text:p>
          </table:table-cell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statut_sqc_ass_voc_fk</text:p>
          </table:table-cell>
          <table:table-cell table:style-name="ce11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1" office:value-type="float" office:value="368" calcext:value-type="float">
            <text:p>368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Creation user nam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User name of person who filled in the field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user_cre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69" calcext:value-type="float">
            <text:p>369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Update user nam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User name of person who updated the field content</text:p>
          </table:table-cell>
          <table:table-cell table:style-name="ce37"/>
          <table:table-cell table:style-name="ce11" office:value-type="string" calcext:value-type="string">
            <text:p>bigint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user_maj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58" calcext:value-type="float">
            <text:p>358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Date of creation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date of creation of field content</text:p>
          </table:table-cell>
          <table:table-cell table:style-name="ce37"/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date_cre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11" office:value-type="float" office:value="360" calcext:value-type="float">
            <text:p>360</text:p>
          </table:table-cell>
          <table:table-cell table:style-name="ce11" office:value-type="string" calcext:value-type="string">
            <text:p>Core table</text:p>
          </table:table-cell>
          <table:table-cell table:style-name="ce11" office:value-type="string" calcext:value-type="string">
            <text:p>External sequence</text:p>
          </table:table-cell>
          <table:table-cell table:style-name="ce11" office:value-type="string" calcext:value-type="string">
            <text:p>Date of update</text:p>
          </table:table-cell>
          <table:table-cell table:style-name="ce11" office:value-type="string" calcext:value-type="string">
            <text:p>tf</text:p>
          </table:table-cell>
          <table:table-cell table:style-name="ce11" office:value-type="string" calcext:value-type="string">
            <text:p>Technical field : date of update of field content</text:p>
          </table:table-cell>
          <table:table-cell table:style-name="ce37"/>
          <table:table-cell table:style-name="ce11" office:value-type="string" calcext:value-type="string">
            <text:p>timestamp without time zone</text:p>
          </table:table-cell>
          <table:table-cell table:style-name="ce11" office:value-type="string" calcext:value-type="string">
            <text:p>YES</text:p>
          </table:table-cell>
          <table:table-cell table:style-name="ce11" table:number-columns-repeated="2"/>
          <table:table-cell table:style-name="ce11" office:value-type="string" calcext:value-type="string">
            <text:p>sequence_assemblee_ext</text:p>
          </table:table-cell>
          <table:table-cell table:style-name="ce11" office:value-type="string" calcext:value-type="string">
            <text:p>date_maj</text:p>
          </table:table-cell>
          <table:table-cell table:style-name="ce11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207" calcext:value-type="float">
            <text:p>20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99" calcext:value-type="float">
            <text:p>19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nternal biological material code</text:p>
          </table:table-cell>
          <table:table-cell table:style-name="ce10"/>
          <table:table-cell table:style-name="ce10" office:value-type="string" calcext:value-type="string">
            <text:p><text:span text:style-name="T8">The code (unique) of the internal biological material expressed as follows : </text:span><text:span text:style-name="T9">"Taxon name|sample code" </text:span><text:span text:style-name="T8">(e.g. </text:span><text:span text:style-name="T9">LIRCEUS_BRACHYURUS|BERKELSP_201704)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code_lot_materiel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4" calcext:value-type="float">
            <text:p>20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nternal biological material date</text:p>
          </table:table-cell>
          <table:table-cell table:style-name="ce10"/>
          <table:table-cell table:style-name="ce10" office:value-type="string" calcext:value-type="string">
            <text:p>Date when the internal biological material is processed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date_lot_materiel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1" calcext:value-type="float">
            <text:p>20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Sequencing advice</text:p>
          </table:table-cell>
          <table:table-cell table:style-name="ce10"/>
          <table:table-cell table:style-name="ce10" office:value-type="string" calcext:value-type="string">
            <text:p>Recommendations for sequencing specimens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commentaire_conseil_sqc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2" calcext:value-type="float">
            <text:p>20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nternal biological material comments</text:p>
          </table:table-cell>
          <table:table-cell table:style-name="ce10"/>
          <table:table-cell table:style-name="ce10" office:value-type="string" calcext:value-type="string">
            <text:p>Comments about the internal biological material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commentaire_lot_materiel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97" calcext:value-type="float">
            <text:p>19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nternal biological material status</text:p>
          </table:table-cell>
          <table:table-cell table:style-name="ce10"/>
          <table:table-cell table:style-name="ce28" office:value-type="string" calcext:value-type="string">
            <text:p>The work status of the internal biological material specifying whether specimens in the lot have to be processed. </text:p>
          </table:table-cell>
          <table:table-cell table:style-name="ce36"/>
          <table:table-cell table:style-name="ce10" office:value-type="string" calcext:value-type="string">
            <text:p>small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a_fai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6" calcext:value-type="float">
            <text:p>20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 Internal biological material date 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08" calcext:value-type="float">
            <text:p>20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pigmentat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patterns of pigmentation (pigmented / partially depigmented / depigmented) of specimens in the lo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pigmentat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11" calcext:value-type="float">
            <text:p>21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eyes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patterns of eyes (oculated / microphtalmous / anophtalmous) of specimens in the lo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yeux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Sampling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a sample is sorted into a set of lots which are referred to as internal biological material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collecte_fk</text:p>
          </table:table-cell>
          <table:table-cell table:style-name="ce10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0" office:value-type="float" office:value="198" calcext:value-type="float">
            <text:p>19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Box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Link to the box in which the internal biological material is stor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Box</text:p>
          </table:table-cell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boite_fk</text:p>
          </table:table-cell>
          <table:table-cell table:style-name="ce10" office:value-type="string" calcext:value-type="string">
            <text:p>boite</text:p>
          </table:table-cell>
          <table:table-cell table:number-columns-repeated="1008"/>
        </table:table-row>
        <table:table-row table:style-name="ro3">
          <table:table-cell table:style-name="ce10" office:value-type="float" office:value="209" calcext:value-type="float">
            <text:p>20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10" calcext:value-type="float">
            <text:p>21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3" calcext:value-type="float">
            <text:p>20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05" calcext:value-type="float">
            <text:p>20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lot_materiel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342" calcext:value-type="float">
            <text:p>34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6">
          <table:table-cell table:style-name="ce10" office:value-type="float" office:value="336" calcext:value-type="float">
            <text:p>33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23" office:value-type="string" calcext:value-type="string">
            <text:p>Internal sequence code</text:p>
          </table:table-cell>
          <table:table-cell table:style-name="ce10"/>
          <table:table-cell table:style-name="ce23" office:value-type="string" calcext:value-type="string">
            <text:p>Code (unique) of the internal sequence expressed as: <text:span text:style-name="T10">"Sequence status_molecular specimen code_concatenation of chromatogram codes|PCR specificity code" Use"-" for concatenation. Do not include sequence status if VALIDATED (e.g. LIRbrachyurus_BERKELSP_201704_1ID_YAI170|COILKR3-YAI179_COILCO1490),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code_sqc_ass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39" calcext:value-type="float">
            <text:p>33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23" office:value-type="string" calcext:value-type="string">
            <text:p>Internal sequence creation date</text:p>
          </table:table-cell>
          <table:table-cell table:style-name="ce10"/>
          <table:table-cell table:style-name="ce10" office:value-type="string" calcext:value-type="string">
            <text:p>Date when the internal sequence was created.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date_creation_sqc_ass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34" calcext:value-type="float">
            <text:p>33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23" office:value-type="string" calcext:value-type="string">
            <text:p>Internal sequence accession number</text:p>
          </table:table-cell>
          <table:table-cell table:style-name="ce10"/>
          <table:table-cell table:style-name="ce10" office:value-type="string" calcext:value-type="string">
            <text:p>Accession number of the internal sequence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accession_number</text:p>
          </table:table-cell>
          <table:table-cell table:style-name="ce10"/>
          <table:table-cell table:number-columns-repeated="1008"/>
        </table:table-row>
        <table:table-row table:style-name="ro6">
          <table:table-cell table:style-name="ce10" office:value-type="float" office:value="335" calcext:value-type="float">
            <text:p>33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23" office:value-type="string" calcext:value-type="string">
            <text:p>Internal sequence alignment code</text:p>
          </table:table-cell>
          <table:table-cell table:style-name="ce10"/>
          <table:table-cell table:style-name="ce23" office:value-type="string" calcext:value-type="string">
            <text:p>Code (unique) of the internal sequence in the alignment expressed as: "Sequence status_taxon code attributed to DNA sequence_sample code_specimen molecular number_concatenation of chromatogram codes|PCR specificity code" Use"-" for concatenation. Do not include sequence status if VALIDATED (e.g. <text:span text:style-name="T10">LIRbrachyurus_BERKELSP_201704_1ID_YAI170|COILKR3-YAI179_COILCO1490).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code_sqc_alignement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37" calcext:value-type="float">
            <text:p>33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Internal sequence comments</text:p>
          </table:table-cell>
          <table:table-cell table:style-name="ce10"/>
          <table:table-cell table:style-name="ce10" office:value-type="string" calcext:value-type="string">
            <text:p>Comments about the internal sequence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commentaire_sqc_ass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41" calcext:value-type="float">
            <text:p>34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sequence creation date 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343" calcext:value-type="float">
            <text:p>34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internal sequence status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status (e.g. validated, in preparation, etc...) of the internal sequence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statut_sqc_ass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344" calcext:value-type="float">
            <text:p>34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45" calcext:value-type="float">
            <text:p>34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38" calcext:value-type="float">
            <text:p>33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340" calcext:value-type="float">
            <text:p>34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equence_assemblee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2" office:value-type="float" office:value="251" calcext:value-type="float">
            <text:p>251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Technical field : identification numbe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53" calcext:value-type="float">
            <text:p>253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csv file name</text:p>
          </table:table-cell>
          <table:table-cell table:style-name="ce12"/>
          <table:table-cell table:style-name="ce12" office:value-type="string" calcext:value-type="string">
            <text:p>Name of the csv file containing the MOTU numbers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nom_fichier_csv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50" calcext:value-type="float">
            <text:p>250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MOTU date</text:p>
          </table:table-cell>
          <table:table-cell table:style-name="ce12"/>
          <table:table-cell table:style-name="ce12" office:value-type="string" calcext:value-type="string">
            <text:p>Date when the MOTU numbers are generated</text:p>
          </table:table-cell>
          <table:table-cell table:style-name="ce38"/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date_motu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47" calcext:value-type="float">
            <text:p>247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MOTU comments</text:p>
          </table:table-cell>
          <table:table-cell table:style-name="ce12"/>
          <table:table-cell table:style-name="ce12" office:value-type="string" calcext:value-type="string">
            <text:p>Comments about the MOTU metadata</text:p>
          </table:table-cell>
          <table:table-cell table:style-name="ce38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commentaire_motu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52" calcext:value-type="float">
            <text:p>252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MOTU title</text:p>
          </table:table-cell>
          <table:table-cell table:style-name="ce12"/>
          <table:table-cell table:style-name="ce12" office:value-type="string" calcext:value-type="string">
            <text:p>Title given to the MOTU data set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libelle_motu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54" calcext:value-type="float">
            <text:p>254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Creation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filled in the fiel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user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55" calcext:value-type="float">
            <text:p>255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Update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updated the field content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user_maj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48" calcext:value-type="float">
            <text:p>248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Date of creation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creation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date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49" calcext:value-type="float">
            <text:p>249</text:p>
          </table:table-cell>
          <table:table-cell table:style-name="ce12" office:value-type="string" calcext:value-type="string">
            <text:p>Core table</text:p>
          </table:table-cell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Date of updat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update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date_maj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278" calcext:value-type="float">
            <text:p>27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6">
          <table:table-cell table:style-name="ce10" office:value-type="float" office:value="271" calcext:value-type="float">
            <text:p>27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code</text:p>
          </table:table-cell>
          <table:table-cell table:style-name="ce10"/>
          <table:table-cell table:style-name="ce10" office:value-type="string" calcext:value-type="string">
            <text:p>Code (unique) of a PCR expressed as follows : <text:span text:style-name="T10">"DNA code_PCR number_PCR forward primer_PCR reverse primer" (e.g. LiBrB1_COI952_COILCO1490_COILKR3)</text:span>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code_pcr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9" calcext:value-type="float">
            <text:p>27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number</text:p>
          </table:table-cell>
          <table:table-cell table:style-name="ce10"/>
          <table:table-cell table:style-name="ce10" office:value-type="string" calcext:value-type="string">
            <text:p>Number of the PCR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num_pcr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4" calcext:value-type="float">
            <text:p>27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date</text:p>
          </table:table-cell>
          <table:table-cell table:style-name="ce10"/>
          <table:table-cell table:style-name="ce10" office:value-type="string" calcext:value-type="string">
            <text:p>Date when the PCR is performed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_pcr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6" calcext:value-type="float">
            <text:p>27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details</text:p>
          </table:table-cell>
          <table:table-cell table:style-name="ce10"/>
          <table:table-cell table:style-name="ce10" office:value-type="string" calcext:value-type="string">
            <text:p>Details about the PCR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etail_pcr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83" calcext:value-type="float">
            <text:p>28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comments</text:p>
          </table:table-cell>
          <table:table-cell table:style-name="ce10"/>
          <table:table-cell table:style-name="ce10" office:value-type="string" calcext:value-type="string">
            <text:p>Comments about the PCR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remarque_pcr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7" calcext:value-type="float">
            <text:p>27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Gene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gene targeted by the PC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gene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82" calcext:value-type="float">
            <text:p>28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quality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quality of the PC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qualite_pcr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84" calcext:value-type="float">
            <text:p>28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CR specificity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Provide specifies of the PCR (e.g. Nested, semi-nested, etc...)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specificite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81" calcext:value-type="float">
            <text:p>28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Forward primer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forward primer used during PC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rimer_pcr_start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80" calcext:value-type="float">
            <text:p>28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Reverse primer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reverse primer used during PC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primer_pcr_end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75" calcext:value-type="float">
            <text:p>27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 Date of PCR 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270" calcext:value-type="float">
            <text:p>27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NA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a DNA extract is amplifi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DNA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adn_fk</text:p>
          </table:table-cell>
          <table:table-cell table:style-name="ce10" office:value-type="string" calcext:value-type="string">
            <text:p>adn</text:p>
          </table:table-cell>
          <table:table-cell table:number-columns-repeated="1008"/>
        </table:table-row>
        <table:table-row table:style-name="ro3">
          <table:table-cell table:style-name="ce10" office:value-type="float" office:value="285" calcext:value-type="float">
            <text:p>28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86" calcext:value-type="float">
            <text:p>28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2" calcext:value-type="float">
            <text:p>27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273" calcext:value-type="float">
            <text:p>27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pcr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84" calcext:value-type="float">
            <text:p>8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ample code</text:p>
          </table:table-cell>
          <table:table-cell table:style-name="ce10"/>
          <table:table-cell table:style-name="ce10" office:value-type="string" calcext:value-type="string">
            <text:p>Code (unique) of the sample generated as follows : Site code_YearMonth (e.g.FRAITE_200711)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code_collect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ampling date</text:p>
          </table:table-cell>
          <table:table-cell table:style-name="ce10"/>
          <table:table-cell table:style-name="ce10" office:value-type="string" calcext:value-type="string">
            <text:p>Date of sampling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date_collect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ampling duration</text:p>
          </table:table-cell>
          <table:table-cell table:style-name="ce10"/>
          <table:table-cell table:style-name="ce10" office:value-type="string" calcext:value-type="string">
            <text:p>Duration of the sampling event in minute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duree_echantillonnage_m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Temperature</text:p>
          </table:table-cell>
          <table:table-cell table:style-name="ce10"/>
          <table:table-cell table:style-name="ce10" office:value-type="string" calcext:value-type="string">
            <text:p>Temperature in °C</text:p>
          </table:table-cell>
          <table:table-cell table:style-name="ce36"/>
          <table:table-cell table:style-name="ce10" office:value-type="string" calcext:value-type="string">
            <text:p>double precision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temperature_c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pecific conductance</text:p>
          </table:table-cell>
          <table:table-cell table:style-name="ce10"/>
          <table:table-cell table:style-name="ce10" office:value-type="string" calcext:value-type="string">
            <text:p>Specific conductance (µS/cm) of water</text:p>
          </table:table-cell>
          <table:table-cell table:style-name="ce36"/>
          <table:table-cell table:style-name="ce10" office:value-type="string" calcext:value-type="string">
            <text:p>double precision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conductivite_micro_sie_cm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ample status</text:p>
          </table:table-cell>
          <table:table-cell table:style-name="ce10"/>
          <table:table-cell table:style-name="ce10" office:value-type="string" calcext:value-type="string">
            <text:p>Whether the sample needs to be processed or whether it has already been processed</text:p>
          </table:table-cell>
          <table:table-cell table:style-name="ce36"/>
          <table:table-cell table:style-name="ce10" office:value-type="string" calcext:value-type="string">
            <text:p>small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a_fai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ampling comments</text:p>
          </table:table-cell>
          <table:table-cell table:style-name="ce10"/>
          <table:table-cell table:style-name="ce10" office:value-type="string" calcext:value-type="string">
            <text:p>Comments about the sampling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commentaire_collect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 sampling date 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onat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the sample is a donation (yes / no)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leg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Site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a site is sampl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station_fk</text:p>
          </table:table-cell>
          <table:table-cell table:style-name="ce10" office:value-type="string" calcext:value-type="string">
            <text:p>station</text:p>
          </table:table-cell>
          <table:table-cell table:number-columns-repeated="1008"/>
        </table:table-row>
        <table:table-row table:style-name="ro3"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ampling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collecte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9" table:number-columns-repeated="6"/>
          <table:table-cell table:style-name="ce35"/>
          <table:table-cell table:style-name="ce9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414" calcext:value-type="float">
            <text:p>41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08" calcext:value-type="float">
            <text:p>40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Site code</text:p>
          </table:table-cell>
          <table:table-cell table:style-name="ce10"/>
          <table:table-cell table:style-name="ce10" office:value-type="string" calcext:value-type="string">
            <text:p>Code (unique) of the site.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code_statio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9" calcext:value-type="float">
            <text:p>41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Site name</text:p>
          </table:table-cell>
          <table:table-cell table:style-name="ce10"/>
          <table:table-cell table:style-name="ce10" office:value-type="string" calcext:value-type="string">
            <text:p>Name of the site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nom_statio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7" calcext:value-type="float">
            <text:p>41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Latitude</text:p>
          </table:table-cell>
          <table:table-cell table:style-name="ce10"/>
          <table:table-cell table:style-name="ce10" office:value-type="string" calcext:value-type="string">
            <text:p>Latitude of the site expressed as decimal degrees (WGS84)</text:p>
          </table:table-cell>
          <table:table-cell table:style-name="ce36"/>
          <table:table-cell table:style-name="ce10" office:value-type="string" calcext:value-type="string">
            <text:p>double precision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lat_deg_dec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8" calcext:value-type="float">
            <text:p>41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Longitude</text:p>
          </table:table-cell>
          <table:table-cell table:style-name="ce10"/>
          <table:table-cell table:style-name="ce10" office:value-type="string" calcext:value-type="string">
            <text:p>Longitude of the site expressed as decimal degrees (WGS84)</text:p>
          </table:table-cell>
          <table:table-cell table:style-name="ce36"/>
          <table:table-cell table:style-name="ce10" office:value-type="string" calcext:value-type="string">
            <text:p>double precision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long_deg_dec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07" calcext:value-type="float">
            <text:p>40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Elevation</text:p>
          </table:table-cell>
          <table:table-cell table:style-name="ce10"/>
          <table:table-cell table:style-name="ce10" office:value-type="string" calcext:value-type="string">
            <text:p>Elevation of the site espressed as metres above sea level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altitude_m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6" calcext:value-type="float">
            <text:p>41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Location info</text:p>
          </table:table-cell>
          <table:table-cell table:style-name="ce10"/>
          <table:table-cell table:style-name="ce10" office:value-type="string" calcext:value-type="string">
            <text:p>Information about site location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info_localisatio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5" calcext:value-type="float">
            <text:p>41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Site description</text:p>
          </table:table-cell>
          <table:table-cell table:style-name="ce10"/>
          <table:table-cell table:style-name="ce10" office:value-type="string" calcext:value-type="string">
            <text:p>Short description of the site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info_descriptio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09" calcext:value-type="float">
            <text:p>40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Site comments</text:p>
          </table:table-cell>
          <table:table-cell table:style-name="ce10"/>
          <table:table-cell table:style-name="ce10" office:value-type="string" calcext:value-type="string">
            <text:p>Comments about the site,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commentaire_station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0" calcext:value-type="float">
            <text:p>41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Municipality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municipality in which a site is locat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Municipality</text:p>
          </table:table-cell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commune_fk</text:p>
          </table:table-cell>
          <table:table-cell table:style-name="ce10" office:value-type="string" calcext:value-type="string">
            <text:p>commune</text:p>
          </table:table-cell>
          <table:table-cell table:number-columns-repeated="1008"/>
        </table:table-row>
        <table:table-row table:style-name="ro3">
          <table:table-cell table:style-name="ce10" office:value-type="float" office:value="420" calcext:value-type="float">
            <text:p>42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Country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country to which the site belongs to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pays_fk</text:p>
          </table:table-cell>
          <table:table-cell table:style-name="ce10" office:value-type="string" calcext:value-type="string">
            <text:p>pays</text:p>
          </table:table-cell>
          <table:table-cell table:number-columns-repeated="1008"/>
        </table:table-row>
        <table:table-row table:style-name="ro3">
          <table:table-cell table:style-name="ce10" office:value-type="float" office:value="421" calcext:value-type="float">
            <text:p>42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Access point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acess point to which a site belongs to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point_acces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413" calcext:value-type="float">
            <text:p>41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Habitat type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type of habitat to which a site belongs to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habitat_type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422" calcext:value-type="float">
            <text:p>42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coordin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Provide the precision of geographic coordinates (i.e. « latitude of site » and « longitude of site ») 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precision_lat_long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423" calcext:value-type="float">
            <text:p>42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24" calcext:value-type="float">
            <text:p>42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1" calcext:value-type="float">
            <text:p>41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412" calcext:value-type="float">
            <text:p>41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station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3" office:value-type="float" office:value="375" calcext:value-type="float">
            <text:p>375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Technical field : identification number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1008"/>
        </table:table-row>
        <table:table-row table:style-name="ro6">
          <table:table-cell table:style-name="ce13" office:value-type="float" office:value="371" calcext:value-type="float">
            <text:p>371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ource code</text:p>
          </table:table-cell>
          <table:table-cell table:style-name="ce13"/>
          <table:table-cell table:style-name="ce13" office:value-type="string" calcext:value-type="string">
            <text:p>Code (unique) of the literature reference expressed as “<text:span text:style-name="T11">Author_year_journal abbreviation_volume number_Issue number_pages » (e.g. Brunke_Gonser_1999_J_North_Am_Benthol_Soc_18_3_344_362),</text:span></text:p>
          </table:table-cell>
          <table:table-cell table:style-name="ce39" office:value-type="float" office:value="1" calcext:value-type="float">
            <text:p>1</text:p>
          </table:table-cell>
          <table:table-cell table:style-name="ce13" office:value-type="string" calcext:value-type="string">
            <text:p>character varying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255" calcext:value-type="float">
            <text:p>255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code_sourc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0" calcext:value-type="float">
            <text:p>370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ource year</text:p>
          </table:table-cell>
          <table:table-cell table:style-name="ce13"/>
          <table:table-cell table:style-name="ce29" office:value-type="string" calcext:value-type="string">
            <text:p>Publication date of the source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annee_source</text:p>
          </table:table-cell>
          <table:table-cell table:style-name="ce13"/>
          <table:table-cell table:number-columns-repeated="1008"/>
        </table:table-row>
        <table:table-row table:style-name="ro6">
          <table:table-cell table:style-name="ce13" office:value-type="float" office:value="376" calcext:value-type="float">
            <text:p>376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ource title</text:p>
          </table:table-cell>
          <table:table-cell table:style-name="ce13"/>
          <table:table-cell table:style-name="ce13" office:value-type="string" calcext:value-type="string">
            <text:p>Title of the literature reference expressed using the following example format : « <text:span text:style-name="T11">Brunke M., Gonser T. 1999. Hyporheic invertebrates - the clinal nature of interstitial communities structured by hydrological exchange and environmental gradients. Journal of the North American Benthological Society, 18(3), 344-362. »</text:span></text:p>
          </table:table-cell>
          <table:table-cell table:style-name="ce39"/>
          <table:table-cell table:style-name="ce13" office:value-type="string" calcext:value-type="string">
            <text:p>character varying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float" office:value="2048" calcext:value-type="float">
            <text:p>2048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libelle_sourc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2" calcext:value-type="float">
            <text:p>372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ource comments</text:p>
          </table:table-cell>
          <table:table-cell table:style-name="ce13"/>
          <table:table-cell table:style-name="ce13" office:value-type="string" calcext:value-type="string">
            <text:p>Comments about the literature reference</text:p>
          </table:table-cell>
          <table:table-cell table:style-name="ce39"/>
          <table:table-cell table:style-name="ce13" office:value-type="string" calcext:value-type="string">
            <text:p>tex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commentaire_sourc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7" calcext:value-type="float">
            <text:p>377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Creation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filled in the fiel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user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8" calcext:value-type="float">
            <text:p>378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Update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updated the field content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user_maj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3" calcext:value-type="float">
            <text:p>373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Date of creation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creation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date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74" calcext:value-type="float">
            <text:p>374</text:p>
          </table:table-cell>
          <table:table-cell table:style-name="ce13" office:value-type="string" calcext:value-type="string">
            <text:p>Core table</text:p>
          </table:table-cell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Date of updat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update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date_maj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164" calcext:value-type="float">
            <text:p>16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6">
          <table:table-cell table:style-name="ce10" office:value-type="float" office:value="158" calcext:value-type="float">
            <text:p>15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Specimen molecular code</text:p>
          </table:table-cell>
          <table:table-cell table:style-name="ce10"/>
          <table:table-cell table:style-name="ce10" office:value-type="string" calcext:value-type="string">
            <text:p>Molecular code (unique) attributed to the specimen expressed as follows : <text:span text:style-name="T10">Expressed as "Taxon code_sampling code_specimen molecular number" (e.g. LIRbrachyurus_BERKELSP_201704_1ID)</text:span>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code_ind_biomol</text:p>
          </table:table-cell>
          <table:table-cell table:style-name="ce10"/>
          <table:table-cell table:number-columns-repeated="1008"/>
        </table:table-row>
        <table:table-row table:style-name="ro6">
          <table:table-cell table:style-name="ce10" office:value-type="float" office:value="159" calcext:value-type="float">
            <text:p>15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Specimen morphological code</text:p>
          </table:table-cell>
          <table:table-cell table:style-name="ce10"/>
          <table:table-cell table:style-name="ce10" office:value-type="string" calcext:value-type="string">
            <text:p>Morphological code (unique) attributed to the specimen expressed as follows : « Taxon n<text:span text:style-name="T10">ame|sample code[specimen tube code] » (e.g. LIRCEUS_BRACHYURUS|BERKELSP_201704[A1])</text:span>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code_ind_tri_morpho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0" calcext:value-type="float">
            <text:p>16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Tube code</text:p>
          </table:table-cell>
          <table:table-cell table:style-name="ce10"/>
          <table:table-cell table:style-name="ce10" office:value-type="string" calcext:value-type="string">
            <text:p>Code of the tube containing the specimen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code_tub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6" calcext:value-type="float">
            <text:p>16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Specimen molecular number</text:p>
          </table:table-cell>
          <table:table-cell table:style-name="ce10"/>
          <table:table-cell table:style-name="ce10" office:value-type="string" calcext:value-type="string">
            <text:p>The molecular number attributed to the specimen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num_ind_biomol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1" calcext:value-type="float">
            <text:p>16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Specimen comments</text:p>
          </table:table-cell>
          <table:table-cell table:style-name="ce10"/>
          <table:table-cell table:style-name="ce10" office:value-type="string" calcext:value-type="string">
            <text:p>Comments about the specimen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commentaire_in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7" calcext:value-type="float">
            <text:p>16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24" office:value-type="string" calcext:value-type="string">
            <text:p>specimen type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e type of specimen (e.g. male, female, etc...) to which a specimen belong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type_individu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165" calcext:value-type="float">
            <text:p>16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Internal biological material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one or several specimens were isolated from the internal biological material for molecular and/or morphological analysi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Internal biological material</text:p>
          </table:table-cell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lot_materiel_fk</text:p>
          </table:table-cell>
          <table:table-cell table:style-name="ce10" office:value-type="string" calcext:value-type="string">
            <text:p>lot_materiel</text:p>
          </table:table-cell>
          <table:table-cell table:number-columns-repeated="1008"/>
        </table:table-row>
        <table:table-row table:style-name="ro3">
          <table:table-cell table:style-name="ce10" office:value-type="float" office:value="168" calcext:value-type="float">
            <text:p>16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9" calcext:value-type="float">
            <text:p>16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2" calcext:value-type="float">
            <text:p>16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63" calcext:value-type="float">
            <text:p>16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177" calcext:value-type="float">
            <text:p>177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1" calcext:value-type="float">
            <text:p>17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Collection slide code</text:p>
          </table:table-cell>
          <table:table-cell table:style-name="ce10"/>
          <table:table-cell table:style-name="ce10" office:value-type="string" calcext:value-type="string">
            <text:p>The code (unique) of the collection in which the slide is deposited.</text:p>
          </table:table-cell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255" calcext:value-type="float">
            <text:p>255</text:p>
          </table:table-cell>
          <table:table-cell table:style-name="ce10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code_lame_coll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9" calcext:value-type="float">
            <text:p>179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Slide title</text:p>
          </table:table-cell>
          <table:table-cell table:style-name="ce10"/>
          <table:table-cell table:style-name="ce10" office:value-type="string" calcext:value-type="string">
            <text:p>The title (label) of the slide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libelle_lam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4" calcext:value-type="float">
            <text:p>174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Slide date</text:p>
          </table:table-cell>
          <table:table-cell table:style-name="ce10"/>
          <table:table-cell table:style-name="ce10" office:value-type="string" calcext:value-type="string">
            <text:p>Date at which the slide was made</text:p>
          </table:table-cell>
          <table:table-cell table:style-name="ce36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date_lam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80" calcext:value-type="float">
            <text:p>18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Photo folder name</text:p>
          </table:table-cell>
          <table:table-cell table:style-name="ce10"/>
          <table:table-cell table:style-name="ce10" office:value-type="string" calcext:value-type="string">
            <text:p>The name of the folder in which the photo of the slide ( i.e. image file) is stored</text:p>
          </table:table-cell>
          <table:table-cell table:style-name="ce36"/>
          <table:table-cell table:style-name="ce10" office:value-type="string" calcext:value-type="string">
            <text:p>character varying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nom_dossier_photos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2" calcext:value-type="float">
            <text:p>17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Slide comments</text:p>
          </table:table-cell>
          <table:table-cell table:style-name="ce10"/>
          <table:table-cell table:style-name="ce10" office:value-type="string" calcext:value-type="string">
            <text:p>Comments about the slide</text:p>
          </table:table-cell>
          <table:table-cell table:style-name="ce36"/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commentaire_lam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6" calcext:value-type="float">
            <text:p>176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Date precision_voc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whether «slide date » has date precision of day / month / yea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Vocabulary</text:p>
          </table:table-cell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date_precision_voc_fk</text:p>
          </table:table-cell>
          <table:table-cell table:style-name="ce10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0" office:value-type="float" office:value="170" calcext:value-type="float">
            <text:p>170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Box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Link to the box in which the specimen slide is store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Box</text:p>
          </table:table-cell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boite_fk</text:p>
          </table:table-cell>
          <table:table-cell table:style-name="ce10" office:value-type="string" calcext:value-type="string">
            <text:p>boite</text:p>
          </table:table-cell>
          <table:table-cell table:number-columns-repeated="1008"/>
        </table:table-row>
        <table:table-row table:style-name="ro3">
          <table:table-cell table:style-name="ce10" office:value-type="float" office:value="178" calcext:value-type="float">
            <text:p>178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Specimen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parf of a specimen is mounted on slide for morphological analysi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Specimen</text:p>
          </table:table-cell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individu_fk</text:p>
          </table:table-cell>
          <table:table-cell table:style-name="ce10" office:value-type="string" calcext:value-type="string">
            <text:p>individu</text:p>
          </table:table-cell>
          <table:table-cell table:number-columns-repeated="1008"/>
        </table:table-row>
        <table:table-row table:style-name="ro3">
          <table:table-cell table:style-name="ce10" office:value-type="float" office:value="181" calcext:value-type="float">
            <text:p>181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82" calcext:value-type="float">
            <text:p>182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3" calcext:value-type="float">
            <text:p>173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75" calcext:value-type="float">
            <text:p>175</text:p>
          </table:table-cell>
          <table:table-cell table:style-name="ce10" office:value-type="string" calcext:value-type="string">
            <text:p>Core table</text:p>
          </table:table-cell>
          <table:table-cell table:style-name="ce10" office:value-type="string" calcext:value-type="string">
            <text:p>Specimen slide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individu_lame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0" office:value-type="float" office:value="126" calcext:value-type="float">
            <text:p>126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pk</text:p>
          </table:table-cell>
          <table:table-cell table:style-name="ce10" office:value-type="string" calcext:value-type="string">
            <text:p>Technical field : identification number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id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23" calcext:value-type="float">
            <text:p>123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Chromatogram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dicate that chromatograms are processed to provide sequence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Chromatogram</text:p>
          </table:table-cell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chromatogramme_fk</text:p>
          </table:table-cell>
          <table:table-cell table:style-name="ce10" office:value-type="string" calcext:value-type="string">
            <text:p>chromatogramme</text:p>
          </table:table-cell>
          <table:table-cell table:number-columns-repeated="1008"/>
        </table:table-row>
        <table:table-row table:style-name="ro3">
          <table:table-cell table:style-name="ce10" office:value-type="float" office:value="127" calcext:value-type="float">
            <text:p>127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Internal_sequence_fk</text:p>
          </table:table-cell>
          <table:table-cell table:style-name="ce10" office:value-type="string" calcext:value-type="string">
            <text:p>fk</text:p>
          </table:table-cell>
          <table:table-cell table:style-name="ce10" office:value-type="string" calcext:value-type="string">
            <text:p>Internal sequences obtained from processing of chromatograms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Internal sequence</text:p>
          </table:table-cell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sequence_assemblee_fk</text:p>
          </table:table-cell>
          <table:table-cell table:style-name="ce10" office:value-type="string" calcext:value-type="string">
            <text:p>sequence_assemblee</text:p>
          </table:table-cell>
          <table:table-cell table:number-columns-repeated="1008"/>
        </table:table-row>
        <table:table-row table:style-name="ro3"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Creation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filled in the field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user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29" calcext:value-type="float">
            <text:p>129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Update user nam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User name of person who updated the field content</text:p>
          </table:table-cell>
          <table:table-cell table:style-name="ce36"/>
          <table:table-cell table:style-name="ce10" office:value-type="string" calcext:value-type="string">
            <text:p>bigin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user_maj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24" calcext:value-type="float">
            <text:p>124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Date of creation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creation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date_cre</text:p>
          </table:table-cell>
          <table:table-cell table:style-name="ce10"/>
          <table:table-cell table:number-columns-repeated="1008"/>
        </table:table-row>
        <table:table-row table:style-name="ro3">
          <table:table-cell table:style-name="ce10" office:value-type="float" office:value="125" calcext:value-type="float">
            <text:p>125</text:p>
          </table:table-cell>
          <table:table-cell table:style-name="ce10" office:value-type="string" calcext:value-type="string">
            <text:p>Relational table</text:p>
          </table:table-cell>
          <table:table-cell table:style-name="ce10" office:value-type="string" calcext:value-type="string">
            <text:p>are processed to</text:p>
          </table:table-cell>
          <table:table-cell table:style-name="ce10" office:value-type="string" calcext:value-type="string">
            <text:p>Date of update</text:p>
          </table:table-cell>
          <table:table-cell table:style-name="ce10" office:value-type="string" calcext:value-type="string">
            <text:p>tf</text:p>
          </table:table-cell>
          <table:table-cell table:style-name="ce10" office:value-type="string" calcext:value-type="string">
            <text:p>Technical field : date of update of field content</text:p>
          </table:table-cell>
          <table:table-cell table:style-name="ce36"/>
          <table:table-cell table:style-name="ce10" office:value-type="string" calcext:value-type="string">
            <text:p>timestamp without time zone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style-name="ce10" office:value-type="string" calcext:value-type="string">
            <text:p>est_aligne_et_traite</text:p>
          </table:table-cell>
          <table:table-cell table:style-name="ce10" office:value-type="string" calcext:value-type="string">
            <text:p>date_maj</text:p>
          </table:table-cell>
          <table:table-cell table:style-name="ce10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DNA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extracted DNA of the specimen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DNA</text:p>
          </table:table-cell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adn_fk</text:p>
          </table:table-cell>
          <table:table-cell table:style-name="ce14" office:value-type="string" calcext:value-type="string">
            <text:p>adn</text:p>
          </table:table-cell>
          <table:table-cell table:number-columns-repeated="1008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DNA is extract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adn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235" calcext:value-type="float">
            <text:p>23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37" calcext:value-type="float">
            <text:p>23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236" calcext:value-type="float">
            <text:p>23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External biological material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processed the external biological materail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External biological material</text:p>
          </table:table-cell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lot_materiel_ext_fk</text:p>
          </table:table-cell>
          <table:table-cell table:style-name="ce14" office:value-type="string" calcext:value-type="string">
            <text:p>lot_materiel_ext</text:p>
          </table:table-cell>
          <table:table-cell table:number-columns-repeated="1008"/>
        </table:table-row>
        <table:table-row table:style-name="ro3">
          <table:table-cell table:style-name="ce14" office:value-type="float" office:value="238" calcext:value-type="float">
            <text:p>23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39" calcext:value-type="float">
            <text:p>23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33" calcext:value-type="float">
            <text:p>23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34" calcext:value-type="float">
            <text:p>23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biological material is process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xt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3" office:value-type="float" office:value="242" calcext:value-type="float">
            <text:p>242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Technical field : identification number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243" calcext:value-type="float">
            <text:p>243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External biological material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nk to the literature reference in which the external biological material is publishe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External biological material</text:p>
          </table:table-cell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lot_materiel_ext_fk</text:p>
          </table:table-cell>
          <table:table-cell table:style-name="ce13" office:value-type="string" calcext:value-type="string">
            <text:p>lot_materiel_ext</text:p>
          </table:table-cell>
          <table:table-cell table:number-columns-repeated="1008"/>
        </table:table-row>
        <table:table-row table:style-name="ro3">
          <table:table-cell table:style-name="ce13" office:value-type="float" office:value="244" calcext:value-type="float">
            <text:p>244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st of literature references in the source table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source</text:p>
          </table:table-cell>
          <table:table-cell table:number-columns-repeated="1008"/>
        </table:table-row>
        <table:table-row table:style-name="ro3">
          <table:table-cell table:style-name="ce13" office:value-type="float" office:value="245" calcext:value-type="float">
            <text:p>245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Creation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filled in the fiel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user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246" calcext:value-type="float">
            <text:p>246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Update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updated the field content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user_maj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240" calcext:value-type="float">
            <text:p>240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Date of creation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creation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date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241" calcext:value-type="float">
            <text:p>241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biological material is published</text:p>
          </table:table-cell>
          <table:table-cell table:style-name="ce13" office:value-type="string" calcext:value-type="string">
            <text:p>Date of updat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update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materiel_ext_est_reference_dans</text:p>
          </table:table-cell>
          <table:table-cell table:style-name="ce13" office:value-type="string" calcext:value-type="string">
            <text:p>date_maj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395" calcext:value-type="float">
            <text:p>39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97" calcext:value-type="float">
            <text:p>39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External sequence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entered the external sequence into the databas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External sequence</text:p>
          </table:table-cell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sequence_assemblee_ext_fk</text:p>
          </table:table-cell>
          <table:table-cell table:style-name="ce14" office:value-type="string" calcext:value-type="string">
            <text:p>sequence_assemblee_ext</text:p>
          </table:table-cell>
          <table:table-cell table:number-columns-repeated="1008"/>
        </table:table-row>
        <table:table-row table:style-name="ro3">
          <table:table-cell table:style-name="ce14" office:value-type="float" office:value="396" calcext:value-type="float">
            <text:p>39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398" calcext:value-type="float">
            <text:p>39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99" calcext:value-type="float">
            <text:p>39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93" calcext:value-type="float">
            <text:p>39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94" calcext:value-type="float">
            <text:p>39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External sequence is enter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qc_ext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3" office:value-type="float" office:value="402" calcext:value-type="float">
            <text:p>402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Technical field : identification number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st of literature references in the source table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source</text:p>
          </table:table-cell>
          <table:table-cell table:number-columns-repeated="1008"/>
        </table:table-row>
        <table:table-row table:style-name="ro3">
          <table:table-cell table:style-name="ce13" office:value-type="float" office:value="403" calcext:value-type="float">
            <text:p>403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External sequen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nk to the literature reference in which the external sequence is publishe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External sequence</text:p>
          </table:table-cell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sequence_assemblee_ext_fk</text:p>
          </table:table-cell>
          <table:table-cell table:style-name="ce13" office:value-type="string" calcext:value-type="string">
            <text:p>sequence_assemblee_ext</text:p>
          </table:table-cell>
          <table:table-cell table:number-columns-repeated="1008"/>
        </table:table-row>
        <table:table-row table:style-name="ro3">
          <table:table-cell table:style-name="ce13" office:value-type="float" office:value="405" calcext:value-type="float">
            <text:p>405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Creation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filled in the fiel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user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406" calcext:value-type="float">
            <text:p>406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Update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updated the field content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user_maj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400" calcext:value-type="float">
            <text:p>400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Date of creation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creation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date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401" calcext:value-type="float">
            <text:p>401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External sequence is published</text:p>
          </table:table-cell>
          <table:table-cell table:style-name="ce13" office:value-type="string" calcext:value-type="string">
            <text:p>Date of updat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update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xt_est_reference_dans</text:p>
          </table:table-cell>
          <table:table-cell table:style-name="ce13" office:value-type="string" calcext:value-type="string">
            <text:p>date_maj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Technical field : identification numbe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Sampling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Link to the species taxa targeted by the sampling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ampling</text:p>
          </table:table-cell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collecte_fk</text:p>
          </table:table-cell>
          <table:table-cell table:style-name="ce12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Taxon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List of taxa in the taxon table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referentiel_taxon_fk</text:p>
          </table:table-cell>
          <table:table-cell table:style-name="ce12" office:value-type="string" calcext:value-type="string">
            <text:p>referentiel_taxon</text:p>
          </table:table-cell>
          <table:table-cell table:number-columns-repeated="1008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Creation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filled in the fiel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user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Update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updated the field content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user_maj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Date of creation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creation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date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has targeted taxa</text:p>
          </table:table-cell>
          <table:table-cell table:style-name="ce12" office:value-type="string" calcext:value-type="string">
            <text:p>Date of updat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update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_cibler</text:p>
          </table:table-cell>
          <table:table-cell table:style-name="ce12" office:value-type="string" calcext:value-type="string">
            <text:p>date_maj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2" office:value-type="float" office:value="114" calcext:value-type="float">
            <text:p>114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Technical field : identification numbe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11" calcext:value-type="float">
            <text:p>111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dentification date</text:p>
          </table:table-cell>
          <table:table-cell table:style-name="ce12"/>
          <table:table-cell table:style-name="ce12" office:value-type="string" calcext:value-type="string">
            <text:p>Date of species identification</text:p>
          </table:table-cell>
          <table:table-cell table:style-name="ce38"/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date_identification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dentified species comments</text:p>
          </table:table-cell>
          <table:table-cell table:style-name="ce12"/>
          <table:table-cell table:style-name="ce12" office:value-type="string" calcext:value-type="string">
            <text:p>Comments about species identification</text:p>
          </table:table-cell>
          <table:table-cell table:style-name="ce38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commentaire_esp_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dentification criterion_voc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identification criterion (e.g. morphology, molecular assignment) used for species identificati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Vocabulary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critere_identification_voc_fk</text:p>
          </table:table-cell>
          <table:table-cell table:style-name="ce12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2" office:value-type="float" office:value="113" calcext:value-type="float">
            <text:p>113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Date precision_voc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whether « identification date » has date precision of day / month / yea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Vocabulary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date_precision_voc_fk</text:p>
          </table:table-cell>
          <table:table-cell table:style-name="ce12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2" office:value-type="float" office:value="119" calcext:value-type="float">
            <text:p>119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External sequence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n external sequence is associated to a species tax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External sequence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sequence_assemblee_ext_fk</text:p>
          </table:table-cell>
          <table:table-cell table:style-name="ce12" office:value-type="string" calcext:value-type="string">
            <text:p>sequence_assemblee_ext</text:p>
          </table:table-cell>
          <table:table-cell table:number-columns-repeated="1008"/>
        </table:table-row>
        <table:table-row table:style-name="ro3">
          <table:table-cell table:style-name="ce12" office:value-type="float" office:value="116" calcext:value-type="float">
            <text:p>116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External biological material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n external biological material is associated to a species tax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External biological material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lot_materiel_ext_fk</text:p>
          </table:table-cell>
          <table:table-cell table:style-name="ce12" office:value-type="string" calcext:value-type="string">
            <text:p>lot_materiel_ext</text:p>
          </table:table-cell>
          <table:table-cell table:number-columns-repeated="1008"/>
        </table:table-row>
        <table:table-row table:style-name="ro3">
          <table:table-cell table:style-name="ce12" office:value-type="float" office:value="117" calcext:value-type="float">
            <text:p>117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nternal biological material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n internal biological material is associated to a species tax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Internal biological material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lot_materiel_fk</text:p>
          </table:table-cell>
          <table:table-cell table:style-name="ce12" office:value-type="string" calcext:value-type="string">
            <text:p>lot_materiel</text:p>
          </table:table-cell>
          <table:table-cell table:number-columns-repeated="1008"/>
        </table:table-row>
        <table:table-row table:style-name="ro3">
          <table:table-cell table:style-name="ce12" office:value-type="float" office:value="118" calcext:value-type="float">
            <text:p>118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Taxon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the identified species is listed in the taxon table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referentiel_taxon_fk</text:p>
          </table:table-cell>
          <table:table-cell table:style-name="ce12" office:value-type="string" calcext:value-type="string">
            <text:p>referentiel_taxon</text:p>
          </table:table-cell>
          <table:table-cell table:number-columns-repeated="1008"/>
        </table:table-row>
        <table:table-row table:style-name="ro3">
          <table:table-cell table:style-name="ce12" office:value-type="float" office:value="115" calcext:value-type="float">
            <text:p>115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Specimen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 specimen is associated to a species tax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Specimen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individu_fk</text:p>
          </table:table-cell>
          <table:table-cell table:style-name="ce12" office:value-type="string" calcext:value-type="string">
            <text:p>individu</text:p>
          </table:table-cell>
          <table:table-cell table:number-columns-repeated="1008"/>
        </table:table-row>
        <table:table-row table:style-name="ro3"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Internal sequence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n internal sequence is associated to a species taxon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Internal sequence</text:p>
          </table:table-cell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sequence_assemblee_fk</text:p>
          </table:table-cell>
          <table:table-cell table:style-name="ce12" office:value-type="string" calcext:value-type="string">
            <text:p>sequence_assemblee</text:p>
          </table:table-cell>
          <table:table-cell table:number-columns-repeated="1008"/>
        </table:table-row>
        <table:table-row table:style-name="ro3"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Creation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filled in the fiel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user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Update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updated the field content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user_maj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10" calcext:value-type="float">
            <text:p>110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Date of creation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creation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date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112" calcext:value-type="float">
            <text:p>112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Identified species</text:p>
          </table:table-cell>
          <table:table-cell table:style-name="ce12" office:value-type="string" calcext:value-type="string">
            <text:p>Date of updat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update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espece_identifiee</text:p>
          </table:table-cell>
          <table:table-cell table:style-name="ce12" office:value-type="string" calcext:value-type="string">
            <text:p>date_maj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Technical field : identification number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Internal biological material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nk to the literature reference in which the internal biological material is publishe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Internal biological material</text:p>
          </table:table-cell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lot_materiel_fk</text:p>
          </table:table-cell>
          <table:table-cell table:style-name="ce13" office:value-type="string" calcext:value-type="string">
            <text:p>lot_materiel</text:p>
          </table:table-cell>
          <table:table-cell table:number-columns-repeated="1008"/>
        </table:table-row>
        <table:table-row table:style-name="ro3"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st of literature references in the source table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source</text:p>
          </table:table-cell>
          <table:table-cell table:number-columns-repeated="1008"/>
        </table:table-row>
        <table:table-row table:style-name="ro3"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Creation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filled in the fiel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user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Update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updated the field content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user_maj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Date of creation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creation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date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biological material is published</text:p>
          </table:table-cell>
          <table:table-cell table:style-name="ce13" office:value-type="string" calcext:value-type="string">
            <text:p>Date of updat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update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lot_est_publie_dans</text:p>
          </table:table-cell>
          <table:table-cell table:style-name="ce13" office:value-type="string" calcext:value-type="string">
            <text:p>date_maj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3" office:value-type="float" office:value="388" calcext:value-type="float">
            <text:p>388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k</text:p>
          </table:table-cell>
          <table:table-cell table:style-name="ce13" office:value-type="string" calcext:value-type="string">
            <text:p>Technical field : identification number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 table:number-columns-repeated="2"/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id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90" calcext:value-type="float">
            <text:p>390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st of literature references in the source table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Source</text:p>
          </table:table-cell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source_fk</text:p>
          </table:table-cell>
          <table:table-cell table:style-name="ce13" office:value-type="string" calcext:value-type="string">
            <text:p>source</text:p>
          </table:table-cell>
          <table:table-cell table:number-columns-repeated="1008"/>
        </table:table-row>
        <table:table-row table:style-name="ro3">
          <table:table-cell table:style-name="ce13" office:value-type="float" office:value="389" calcext:value-type="float">
            <text:p>389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Internal sequence_fk</text:p>
          </table:table-cell>
          <table:table-cell table:style-name="ce13" office:value-type="string" calcext:value-type="string">
            <text:p>fk</text:p>
          </table:table-cell>
          <table:table-cell table:style-name="ce13" office:value-type="string" calcext:value-type="string">
            <text:p>Link to the literature reference in which the internal sequence is publishe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3" office:value-type="string" calcext:value-type="string">
            <text:p>Internal sequence</text:p>
          </table:table-cell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sequence_assemblee_fk</text:p>
          </table:table-cell>
          <table:table-cell table:style-name="ce13" office:value-type="string" calcext:value-type="string">
            <text:p>sequence_assemblee</text:p>
          </table:table-cell>
          <table:table-cell table:number-columns-repeated="1008"/>
        </table:table-row>
        <table:table-row table:style-name="ro3">
          <table:table-cell table:style-name="ce13" office:value-type="float" office:value="391" calcext:value-type="float">
            <text:p>391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Creation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filled in the field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user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92" calcext:value-type="float">
            <text:p>392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Update user nam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User name of person who updated the field content</text:p>
          </table:table-cell>
          <table:table-cell table:style-name="ce39"/>
          <table:table-cell table:style-name="ce13" office:value-type="string" calcext:value-type="string">
            <text:p>bigint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user_maj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86" calcext:value-type="float">
            <text:p>386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Date of creation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creation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date_cre</text:p>
          </table:table-cell>
          <table:table-cell table:style-name="ce13"/>
          <table:table-cell table:number-columns-repeated="1008"/>
        </table:table-row>
        <table:table-row table:style-name="ro3">
          <table:table-cell table:style-name="ce13" office:value-type="float" office:value="387" calcext:value-type="float">
            <text:p>387</text:p>
          </table:table-cell>
          <table:table-cell table:style-name="ce13" office:value-type="string" calcext:value-type="string">
            <text:p>Relational table</text:p>
          </table:table-cell>
          <table:table-cell table:style-name="ce13" office:value-type="string" calcext:value-type="string">
            <text:p>Internal sequence is published</text:p>
          </table:table-cell>
          <table:table-cell table:style-name="ce13" office:value-type="string" calcext:value-type="string">
            <text:p>Date of update</text:p>
          </table:table-cell>
          <table:table-cell table:style-name="ce13" office:value-type="string" calcext:value-type="string">
            <text:p>tf</text:p>
          </table:table-cell>
          <table:table-cell table:style-name="ce13" office:value-type="string" calcext:value-type="string">
            <text:p>Technical field : date of update of field content</text:p>
          </table:table-cell>
          <table:table-cell table:style-name="ce39"/>
          <table:table-cell table:style-name="ce13" office:value-type="string" calcext:value-type="string">
            <text:p>timestamp without time zone</text:p>
          </table:table-cell>
          <table:table-cell table:style-name="ce13" office:value-type="string" calcext:value-type="string">
            <text:p>YES</text:p>
          </table:table-cell>
          <table:table-cell table:style-name="ce13" table:number-columns-repeated="2"/>
          <table:table-cell table:style-name="ce13" office:value-type="string" calcext:value-type="string">
            <text:p>sqc_est_publie_dans</text:p>
          </table:table-cell>
          <table:table-cell table:style-name="ce13" office:value-type="string" calcext:value-type="string">
            <text:p>date_maj</text:p>
          </table:table-cell>
          <table:table-cell table:style-name="ce13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348" calcext:value-type="float">
            <text:p>34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50" calcext:value-type="float">
            <text:p>35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Internal sequence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assembled the internal sequenc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Internal sequence</text:p>
          </table:table-cell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sequence_assemblee_fk</text:p>
          </table:table-cell>
          <table:table-cell table:style-name="ce14" office:value-type="string" calcext:value-type="string">
            <text:p>sequence_assemblee</text:p>
          </table:table-cell>
          <table:table-cell table:number-columns-repeated="1008"/>
        </table:table-row>
        <table:table-row table:style-name="ro3">
          <table:table-cell table:style-name="ce14" office:value-type="float" office:value="349" calcext:value-type="float">
            <text:p>34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351" calcext:value-type="float">
            <text:p>35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52" calcext:value-type="float">
            <text:p>35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46" calcext:value-type="float">
            <text:p>34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47" calcext:value-type="float">
            <text:p>34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assembl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equence_assemblee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k</text:p>
          </table:table-cell>
          <table:table-cell table:style-name="ce15" office:value-type="string" calcext:value-type="string">
            <text:p>Technical field : identification number</text:p>
          </table:table-cell>
          <table:table-cell table:style-name="ce41"/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2"/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id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Sampling method_voc_fk</text:p>
          </table:table-cell>
          <table:table-cell table:style-name="ce15" office:value-type="string" calcext:value-type="string">
            <text:p>fk</text:p>
          </table:table-cell>
          <table:table-cell table:style-name="ce15" office:value-type="string" calcext:value-type="string">
            <text:p>List of sampling methods <text:s/>in the vocabulary table</text:p>
          </table:table-cell>
          <table:table-cell table:style-name="ce41"/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5" office:value-type="string" calcext:value-type="string">
            <text:p>Vocabulary</text:p>
          </table:table-cell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sampling_method_voc_fk</text:p>
          </table:table-cell>
          <table:table-cell table:style-name="ce15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Sampling_fk</text:p>
          </table:table-cell>
          <table:table-cell table:style-name="ce15" office:value-type="string" calcext:value-type="string">
            <text:p>fk</text:p>
          </table:table-cell>
          <table:table-cell table:style-name="ce15" office:value-type="string" calcext:value-type="string">
            <text:p>Link to the sampling method used in the field to collect the sample</text:p>
          </table:table-cell>
          <table:table-cell table:style-name="ce41"/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NO</text:p>
          </table:table-cell>
          <table:table-cell table:style-name="ce15"/>
          <table:table-cell table:style-name="ce15" office:value-type="string" calcext:value-type="string">
            <text:p>Sampling</text:p>
          </table:table-cell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collecte_fk</text:p>
          </table:table-cell>
          <table:table-cell table:style-name="ce15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Creation user name</text:p>
          </table:table-cell>
          <table:table-cell table:style-name="ce15" office:value-type="string" calcext:value-type="string">
            <text:p>tf</text:p>
          </table:table-cell>
          <table:table-cell table:style-name="ce15" office:value-type="string" calcext:value-type="string">
            <text:p>Technical field : User name of person who filled in the field</text:p>
          </table:table-cell>
          <table:table-cell table:style-name="ce41"/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user_cre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Update user name</text:p>
          </table:table-cell>
          <table:table-cell table:style-name="ce15" office:value-type="string" calcext:value-type="string">
            <text:p>tf</text:p>
          </table:table-cell>
          <table:table-cell table:style-name="ce15" office:value-type="string" calcext:value-type="string">
            <text:p>Technical field : User name of person who updated the field content</text:p>
          </table:table-cell>
          <table:table-cell table:style-name="ce41"/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user_maj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Date of creation</text:p>
          </table:table-cell>
          <table:table-cell table:style-name="ce15" office:value-type="string" calcext:value-type="string">
            <text:p>tf</text:p>
          </table:table-cell>
          <table:table-cell table:style-name="ce15" office:value-type="string" calcext:value-type="string">
            <text:p>Technical field : date of creation of field content</text:p>
          </table:table-cell>
          <table:table-cell table:style-name="ce41"/>
          <table:table-cell table:style-name="ce15" office:value-type="string" calcext:value-type="string">
            <text:p>timestamp without time zone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date_cre</text:p>
          </table:table-cell>
          <table:table-cell table:style-name="ce15"/>
          <table:table-cell table:number-columns-repeated="1008"/>
        </table:table-row>
        <table:table-row table:style-name="ro3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Relational table</text:p>
          </table:table-cell>
          <table:table-cell table:style-name="ce15" office:value-type="string" calcext:value-type="string">
            <text:p>is done with method</text:p>
          </table:table-cell>
          <table:table-cell table:style-name="ce15" office:value-type="string" calcext:value-type="string">
            <text:p>Date of update</text:p>
          </table:table-cell>
          <table:table-cell table:style-name="ce15" office:value-type="string" calcext:value-type="string">
            <text:p>tf</text:p>
          </table:table-cell>
          <table:table-cell table:style-name="ce15" office:value-type="string" calcext:value-type="string">
            <text:p>Technical field : date of update of field content</text:p>
          </table:table-cell>
          <table:table-cell table:style-name="ce41"/>
          <table:table-cell table:style-name="ce15" office:value-type="string" calcext:value-type="string">
            <text:p>timestamp without time zone</text:p>
          </table:table-cell>
          <table:table-cell table:style-name="ce15" office:value-type="string" calcext:value-type="string">
            <text:p>YES</text:p>
          </table:table-cell>
          <table:table-cell table:style-name="ce15" table:number-columns-repeated="2"/>
          <table:table-cell table:style-name="ce15" office:value-type="string" calcext:value-type="string">
            <text:p>a_pour_sampling_method</text:p>
          </table:table-cell>
          <table:table-cell table:style-name="ce15" office:value-type="string" calcext:value-type="string">
            <text:p>date_maj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381" calcext:value-type="float">
            <text:p>38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83" calcext:value-type="float">
            <text:p>38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Source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literature references in the source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Source</text:p>
          </table:table-cell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source_fk</text:p>
          </table:table-cell>
          <table:table-cell table:style-name="ce14" office:value-type="string" calcext:value-type="string">
            <text:p>source</text:p>
          </table:table-cell>
          <table:table-cell table:number-columns-repeated="1008"/>
        </table:table-row>
        <table:table-row table:style-name="ro3">
          <table:table-cell table:style-name="ce14" office:value-type="float" office:value="382" calcext:value-type="float">
            <text:p>38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entered the literature reference into the databas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384" calcext:value-type="float">
            <text:p>38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85" calcext:value-type="float">
            <text:p>38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79" calcext:value-type="float">
            <text:p>37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80" calcext:value-type="float">
            <text:p>38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enter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source_a_ete_integr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pk</text:p>
          </table:table-cell>
          <table:table-cell table:style-name="ce16" office:value-type="string" calcext:value-type="string">
            <text:p>Technical field : identification number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id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Fixative_voc_fk</text:p>
          </table:table-cell>
          <table:table-cell table:style-name="ce16" office:value-type="string" calcext:value-type="string">
            <text:p>fk</text:p>
          </table:table-cell>
          <table:table-cell table:style-name="ce16" office:value-type="string" calcext:value-type="string">
            <text:p>List of fixatives in the vocabulary table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fixateur_voc_fk</text:p>
          </table:table-cell>
          <table:table-cell table:style-name="ce16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Sampling_fk</text:p>
          </table:table-cell>
          <table:table-cell table:style-name="ce16" office:value-type="string" calcext:value-type="string">
            <text:p>fk</text:p>
          </table:table-cell>
          <table:table-cell table:style-name="ce16" office:value-type="string" calcext:value-type="string">
            <text:p>Link to the fixative used in the field to fix the sample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6" office:value-type="string" calcext:value-type="string">
            <text:p>Sampling</text:p>
          </table:table-cell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collecte_fk</text:p>
          </table:table-cell>
          <table:table-cell table:style-name="ce16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Creation user nam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User name of person who filled in the field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user_cr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Update user nam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User name of person who updated the field content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user_maj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Date of creation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date of creation of field content</text:p>
          </table:table-cell>
          <table:table-cell table:style-name="ce42"/>
          <table:table-cell table:style-name="ce16" office:value-type="string" calcext:value-type="string">
            <text:p>timestamp without time zone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date_cr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Relational table</text:p>
          </table:table-cell>
          <table:table-cell table:style-name="ce16" office:value-type="string" calcext:value-type="string">
            <text:p>is fixed with</text:p>
          </table:table-cell>
          <table:table-cell table:style-name="ce16" office:value-type="string" calcext:value-type="string">
            <text:p>Date of updat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date of update of field content</text:p>
          </table:table-cell>
          <table:table-cell table:style-name="ce42"/>
          <table:table-cell table:style-name="ce16" office:value-type="string" calcext:value-type="string">
            <text:p>timestamp without time zone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a_pour_fixateur</text:p>
          </table:table-cell>
          <table:table-cell table:style-name="ce16" office:value-type="string" calcext:value-type="string">
            <text:p>date_maj</text:p>
          </table:table-cell>
          <table:table-cell table:style-name="ce16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140" calcext:value-type="float">
            <text:p>140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style-name="ce45" table:number-columns-repeated="1008"/>
        </table:table-row>
        <table:table-row table:style-name="ro3"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Program_fk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List of funding programs in the program table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programme_fk</text:p>
          </table:table-cell>
          <table:table-cell table:style-name="ce9" office:value-type="string" calcext:value-type="string">
            <text:p>programme</text:p>
          </table:table-cell>
          <table:table-cell table:style-name="ce45" table:number-columns-repeated="1008"/>
        </table:table-row>
        <table:table-row table:style-name="ro3"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Sampling_fk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Link to the funding program which funded sampling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9" office:value-type="string" calcext:value-type="string">
            <text:p>Sampling</text:p>
          </table:table-cell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collecte_fk</text:p>
          </table:table-cell>
          <table:table-cell table:style-name="ce9" office:value-type="string" calcext:value-type="string">
            <text:p>collecte</text:p>
          </table:table-cell>
          <table:table-cell table:style-name="ce45" table:number-columns-repeated="1008"/>
        </table:table-row>
        <table:table-row table:style-name="ro3">
          <table:table-cell table:style-name="ce9" office:value-type="float" office:value="142" calcext:value-type="float">
            <text:p>142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style-name="ce45" table:number-columns-repeated="1008"/>
        </table:table-row>
        <table:table-row table:style-name="ro3"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style-name="ce45" table:number-columns-repeated="1008"/>
        </table:table-row>
        <table:table-row table:style-name="ro3"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style-name="ce45" table:number-columns-repeated="1008"/>
        </table:table-row>
        <table:table-row table:style-name="ro3">
          <table:table-cell table:style-name="ce9" office:value-type="float" office:value="139" calcext:value-type="float">
            <text:p>139</text:p>
          </table:table-cell>
          <table:table-cell table:style-name="ce9" office:value-type="string" calcext:value-type="string">
            <text:p>Relational table</text:p>
          </table:table-cell>
          <table:table-cell table:style-name="ce9" office:value-type="string" calcext:value-type="string">
            <text:p>is funded by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st_finance_par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style-name="ce45"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258" calcext:value-type="float">
            <text:p>25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59" calcext:value-type="float">
            <text:p>25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MOTU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generated the MOTU metadata and numbers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MOTU</text:p>
          </table:table-cell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motu_fk</text:p>
          </table:table-cell>
          <table:table-cell table:style-name="ce14" office:value-type="string" calcext:value-type="string">
            <text:p>motu</text:p>
          </table:table-cell>
          <table:table-cell table:number-columns-repeated="1008"/>
        </table:table-row>
        <table:table-row table:style-name="ro3">
          <table:table-cell table:style-name="ce14" office:value-type="float" office:value="260" calcext:value-type="float">
            <text:p>26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261" calcext:value-type="float">
            <text:p>26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62" calcext:value-type="float">
            <text:p>26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56" calcext:value-type="float">
            <text:p>25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57" calcext:value-type="float">
            <text:p>25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generat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motu_est_gener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147" calcext:value-type="float">
            <text:p>14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46" calcext:value-type="float">
            <text:p>14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Identified species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identified the species associated with a particular item (e.g. biological material, specimen, sequence)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Identified species</text:p>
          </table:table-cell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espece_identifiee_fk</text:p>
          </table:table-cell>
          <table:table-cell table:style-name="ce14" office:value-type="string" calcext:value-type="string">
            <text:p>espece_identifiee</text:p>
          </table:table-cell>
          <table:table-cell table:number-columns-repeated="1008"/>
        </table:table-row>
        <table:table-row table:style-name="ro3">
          <table:table-cell table:style-name="ce14" office:value-type="float" office:value="148" calcext:value-type="float">
            <text:p>14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149" calcext:value-type="float">
            <text:p>14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45" calcext:value-type="float">
            <text:p>14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identifi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identifi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185" calcext:value-type="float">
            <text:p>18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86" calcext:value-type="float">
            <text:p>18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Specimen slide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mounted the slid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Specimen slide</text:p>
          </table:table-cell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individu_lame_fk</text:p>
          </table:table-cell>
          <table:table-cell table:style-name="ce14" office:value-type="string" calcext:value-type="string">
            <text:p>individu_lame</text:p>
          </table:table-cell>
          <table:table-cell table:number-columns-repeated="1008"/>
        </table:table-row>
        <table:table-row table:style-name="ro3">
          <table:table-cell table:style-name="ce14" office:value-type="float" office:value="187" calcext:value-type="float">
            <text:p>18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188" calcext:value-type="float">
            <text:p>18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89" calcext:value-type="float">
            <text:p>18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83" calcext:value-type="float">
            <text:p>18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84" calcext:value-type="float">
            <text:p>18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mount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individu_lame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133" calcext:value-type="float">
            <text:p>13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Sampling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performed sampling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Sampling</text:p>
          </table:table-cell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collecte_fk</text:p>
          </table:table-cell>
          <table:table-cell table:style-name="ce14" office:value-type="string" calcext:value-type="string">
            <text:p>collecte</text:p>
          </table:table-cell>
          <table:table-cell table:number-columns-repeated="1008"/>
        </table:table-row>
        <table:table-row table:style-name="ro3">
          <table:table-cell table:style-name="ce14" office:value-type="float" office:value="135" calcext:value-type="float">
            <text:p>13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36" calcext:value-type="float">
            <text:p>13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31" calcext:value-type="float">
            <text:p>13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perform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est_effectu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214" calcext:value-type="float">
            <text:p>214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15" calcext:value-type="float">
            <text:p>215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Internal biological material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processed the internal biological materail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Internal biological material</text:p>
          </table:table-cell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lot_materiel_fk</text:p>
          </table:table-cell>
          <table:table-cell table:style-name="ce14" office:value-type="string" calcext:value-type="string">
            <text:p>lot_materiel</text:p>
          </table:table-cell>
          <table:table-cell table:number-columns-repeated="1008"/>
        </table:table-row>
        <table:table-row table:style-name="ro3">
          <table:table-cell table:style-name="ce14" office:value-type="float" office:value="216" calcext:value-type="float">
            <text:p>216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217" calcext:value-type="float">
            <text:p>21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18" calcext:value-type="float">
            <text:p>21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12" calcext:value-type="float">
            <text:p>21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13" calcext:value-type="float">
            <text:p>21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is treated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lot_materiel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Technical field : identification numbe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Relational table</text:p>
          </table:table-cell>
          <table:table-cell table:number-columns-repeated="2" table:style-name="ce12" office:value-type="string" calcext:value-type="string">
            <text:p>MOTU number</text:p>
          </table:table-cell>
          <table:table-cell table:style-name="ce12"/>
          <table:table-cell table:style-name="ce12" office:value-type="string" calcext:value-type="string">
            <text:p>Identification number of a MOTU for a given data set and a given molecular delimitation metho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num_motu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External sequene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 MOTU number is assigned to an external sequence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External sequence</text:p>
          </table:table-cell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sequence_assemblee_ext_fk</text:p>
          </table:table-cell>
          <table:table-cell table:style-name="ce12" office:value-type="string" calcext:value-type="string">
            <text:p>sequence_assemblee_ext</text:p>
          </table:table-cell>
          <table:table-cell table:number-columns-repeated="1008"/>
        </table:table-row>
        <table:table-row table:style-name="ro3"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Delimitation method_voc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e molecular delimitation method used to assign MOTU numbers to DNA sequences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Vocabulary</text:p>
          </table:table-cell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methode_motu_voc_fk</text:p>
          </table:table-cell>
          <table:table-cell table:style-name="ce12" office:value-type="string" calcext:value-type="string">
            <text:p>voc</text:p>
          </table:table-cell>
          <table:table-cell table:number-columns-repeated="1008"/>
        </table:table-row>
        <table:table-row table:style-name="ro3">
          <table:table-cell table:style-name="ce12" office:value-type="float" office:value="49" calcext:value-type="float">
            <text:p>49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Internal sequence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Indicate that a MOTU number is assigned to an internal sequence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2" office:value-type="string" calcext:value-type="string">
            <text:p>Internal sequence</text:p>
          </table:table-cell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sequence_assemblee_fk</text:p>
          </table:table-cell>
          <table:table-cell table:style-name="ce12" office:value-type="string" calcext:value-type="string">
            <text:p>sequence_assemblee</text:p>
          </table:table-cell>
          <table:table-cell table:number-columns-repeated="1008"/>
        </table:table-row>
        <table:table-row table:style-name="ro3">
          <table:table-cell table:style-name="ce12" office:value-type="float" office:value="46" calcext:value-type="float">
            <text:p>46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MOTU_fk</text:p>
          </table:table-cell>
          <table:table-cell table:style-name="ce12" office:value-type="string" calcext:value-type="string">
            <text:p>fk</text:p>
          </table:table-cell>
          <table:table-cell table:style-name="ce12" office:value-type="string" calcext:value-type="string">
            <text:p>Link to the metadata associated to the MOTU numbers which are attributed to DNA sequences 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MOTU</text:p>
          </table:table-cell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motu_fk</text:p>
          </table:table-cell>
          <table:table-cell table:style-name="ce12" office:value-type="string" calcext:value-type="string">
            <text:p>motu</text:p>
          </table:table-cell>
          <table:table-cell table:number-columns-repeated="1008"/>
        </table:table-row>
        <table:table-row table:style-name="ro3"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Creation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filled in the fiel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user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Update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updated the field content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user_maj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Date of creation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creation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date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Relational table</text:p>
          </table:table-cell>
          <table:table-cell table:style-name="ce12" office:value-type="string" calcext:value-type="string">
            <text:p>MOTU number</text:p>
          </table:table-cell>
          <table:table-cell table:style-name="ce12" office:value-type="string" calcext:value-type="string">
            <text:p>Date of updat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update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assigne</text:p>
          </table:table-cell>
          <table:table-cell table:style-name="ce12" office:value-type="string" calcext:value-type="string">
            <text:p>date_maj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289" calcext:value-type="float">
            <text:p>289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0" calcext:value-type="float">
            <text:p>290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PCR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nk to the name of person who performed the PC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CR</text:p>
          </table:table-cell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pcr_fk</text:p>
          </table:table-cell>
          <table:table-cell table:style-name="ce14" office:value-type="string" calcext:value-type="string">
            <text:p>pcr</text:p>
          </table:table-cell>
          <table:table-cell table:number-columns-repeated="1008"/>
        </table:table-row>
        <table:table-row table:style-name="ro3">
          <table:table-cell table:style-name="ce14" office:value-type="float" office:value="291" calcext:value-type="float">
            <text:p>291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Pers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List of persons in the Person table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personne_fk</text:p>
          </table:table-cell>
          <table:table-cell table:style-name="ce14" office:value-type="string" calcext:value-type="string">
            <text:p>personne</text:p>
          </table:table-cell>
          <table:table-cell table:number-columns-repeated="1008"/>
        </table:table-row>
        <table:table-row table:style-name="ro3">
          <table:table-cell table:style-name="ce14" office:value-type="float" office:value="292" calcext:value-type="float">
            <text:p>292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3" calcext:value-type="float">
            <text:p>293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87" calcext:value-type="float">
            <text:p>287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88" calcext:value-type="float">
            <text:p>288</text:p>
          </table:table-cell>
          <table:table-cell table:style-name="ce14" office:value-type="string" calcext:value-type="string">
            <text:p>Relational table</text:p>
          </table:table-cell>
          <table:table-cell table:style-name="ce14" office:value-type="string" calcext:value-type="string">
            <text:p>PCR is done by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cr_est_realise_par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266" calcext:value-type="float">
            <text:p>266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7">
          <table:table-cell table:style-name="ce9" office:value-type="float" office:value="263" calcext:value-type="float">
            <text:p>263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ountry code</text:p>
          </table:table-cell>
          <table:table-cell table:style-name="ce9"/>
          <table:table-cell table:style-name="ce9" office:value-type="string" calcext:value-type="string">
            <text:p>Code (unique) of the country expressed as Country name but spaces are replaced by _ (e.g. <text:span text:style-name="T12">ANTIGUA_AND_BARBUDA).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code_pays</text:p>
          </table:table-cell>
          <table:table-cell table:style-name="ce9"/>
          <table:table-cell table:number-columns-repeated="1008"/>
        </table:table-row>
        <table:table-row table:style-name="ro7">
          <table:table-cell table:style-name="ce9" office:value-type="float" office:value="267" calcext:value-type="float">
            <text:p>267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ountry name</text:p>
          </table:table-cell>
          <table:table-cell table:style-name="ce9"/>
          <table:table-cell table:style-name="ce9" office:value-type="string" calcext:value-type="string">
            <text:p>Name of the country (e.g. (e.g. <text:span text:style-name="T12">ANTIGUA AND BARBUDA).</text:span>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nom_pays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268" calcext:value-type="float">
            <text:p>268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269" calcext:value-type="float">
            <text:p>269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264" calcext:value-type="float">
            <text:p>264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265" calcext:value-type="float">
            <text:p>265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ays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154" calcext:value-type="float">
            <text:p>154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5" calcext:value-type="float">
            <text:p>155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Institution name</text:p>
          </table:table-cell>
          <table:table-cell table:style-name="ce9"/>
          <table:table-cell table:style-name="ce9" office:value-type="string" calcext:value-type="string">
            <text:p>Name (unique) of the institution</text:p>
          </table:table-cell>
          <table:table-cell table:style-name="ce35" office:value-type="float" office:value="1" calcext:value-type="float">
            <text:p>1</text:p>
          </table:table-cell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nom_etablissement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Institution comments</text:p>
          </table:table-cell>
          <table:table-cell table:style-name="ce9"/>
          <table:table-cell table:style-name="ce9" office:value-type="string" calcext:value-type="string">
            <text:p>Comments about the institution</text:p>
          </table:table-cell>
          <table:table-cell table:style-name="ce35"/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commentaire_etablissement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6" calcext:value-type="float">
            <text:p>156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7" calcext:value-type="float">
            <text:p>157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2" calcext:value-type="float">
            <text:p>152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153" calcext:value-type="float">
            <text:p>153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Institution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etablissement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6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Municipality code</text:p>
          </table:table-cell>
          <table:table-cell table:style-name="ce9"/>
          <table:table-cell table:style-name="ce9" office:value-type="string" calcext:value-type="string">
            <text:p>Code (unique) of the municipality generated as follow: <text:span text:style-name="T10">Municipality name|Region name|Country name. All space must be replaced with “_”</text:span></text:p>
          </table:table-cell>
          <table:table-cell table:style-name="ce35" office:value-type="float" office:value="1" calcext:value-type="float">
            <text:p>1</text:p>
          </table:table-cell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code_commun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Municipality name</text:p>
          </table:table-cell>
          <table:table-cell table:style-name="ce9"/>
          <table:table-cell table:style-name="ce9" office:value-type="string" calcext:value-type="string">
            <text:p>Name of the municipality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nom_commun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Region name</text:p>
          </table:table-cell>
          <table:table-cell table:style-name="ce9"/>
          <table:table-cell table:style-name="ce9" office:value-type="string" calcext:value-type="string">
            <text:p>Name of the region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nom_region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Country_fk</text:p>
          </table:table-cell>
          <table:table-cell table:style-name="ce9" office:value-type="string" calcext:value-type="string">
            <text:p>fk</text:p>
          </table:table-cell>
          <table:table-cell table:style-name="ce9" office:value-type="string" calcext:value-type="string">
            <text:p>Indicate the country to which the municipality belongs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pays_fk</text:p>
          </table:table-cell>
          <table:table-cell table:style-name="ce9" office:value-type="string" calcext:value-type="string">
            <text:p>pays</text:p>
          </table:table-cell>
          <table:table-cell table:number-columns-repeated="1008"/>
        </table:table-row>
        <table:table-row table:style-name="ro3">
          <table:table-cell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Municipality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commune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4" office:value-type="float" office:value="298" calcext:value-type="float">
            <text:p>298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pk</text:p>
          </table:table-cell>
          <table:table-cell table:style-name="ce14" office:value-type="string" calcext:value-type="string">
            <text:p>Technical field : identification number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NO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id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00" calcext:value-type="float">
            <text:p>300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Person name</text:p>
          </table:table-cell>
          <table:table-cell table:style-name="ce14"/>
          <table:table-cell table:style-name="ce14" office:value-type="string" calcext:value-type="string">
            <text:p>Name (unique) of the person (e.g. MALARD F)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string" calcext:value-type="string">
            <text:p>character varying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255" calcext:value-type="float">
            <text:p>255</text:p>
          </table:table-cell>
          <table:table-cell table:style-name="ce14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nom_personn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9" calcext:value-type="float">
            <text:p>299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Person full name</text:p>
          </table:table-cell>
          <table:table-cell table:style-name="ce14"/>
          <table:table-cell table:style-name="ce14" office:value-type="string" calcext:value-type="string">
            <text:p>Full name of the person (e.g. MALARD FLORIAN)</text:p>
          </table:table-cell>
          <table:table-cell table:style-name="ce40"/>
          <table:table-cell table:style-name="ce14" office:value-type="string" calcext:value-type="string">
            <text:p>character varying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nom_complet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01" calcext:value-type="float">
            <text:p>301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Person name bis</text:p>
          </table:table-cell>
          <table:table-cell table:style-name="ce14"/>
          <table:table-cell table:style-name="ce14" office:value-type="string" calcext:value-type="string">
            <text:p>Other name (if any) of the person</text:p>
          </table:table-cell>
          <table:table-cell table:style-name="ce40"/>
          <table:table-cell table:style-name="ce14" office:value-type="string" calcext:value-type="string">
            <text:p>character varying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float" office:value="255" calcext:value-type="float">
            <text:p>255</text:p>
          </table:table-cell>
          <table:table-cell table:style-name="ce14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nom_personne_ref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4" calcext:value-type="float">
            <text:p>294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Person comments</text:p>
          </table:table-cell>
          <table:table-cell table:style-name="ce14"/>
          <table:table-cell table:style-name="ce14" office:value-type="string" calcext:value-type="string">
            <text:p>Comments about the person</text:p>
          </table:table-cell>
          <table:table-cell table:style-name="ce40"/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commentaire_personn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7" calcext:value-type="float">
            <text:p>297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institution_fk</text:p>
          </table:table-cell>
          <table:table-cell table:style-name="ce14" office:value-type="string" calcext:value-type="string">
            <text:p>fk</text:p>
          </table:table-cell>
          <table:table-cell table:style-name="ce14" office:value-type="string" calcext:value-type="string">
            <text:p>Indicate the institution to which the person belongs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/>
          <table:table-cell table:style-name="ce14" office:value-type="string" calcext:value-type="string">
            <text:p>Institution</text:p>
          </table:table-cell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etablissement_fk</text:p>
          </table:table-cell>
          <table:table-cell table:style-name="ce14" office:value-type="string" calcext:value-type="string">
            <text:p>etablissement</text:p>
          </table:table-cell>
          <table:table-cell table:number-columns-repeated="1008"/>
        </table:table-row>
        <table:table-row table:style-name="ro3">
          <table:table-cell table:style-name="ce14" office:value-type="float" office:value="302" calcext:value-type="float">
            <text:p>302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Creation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filled in the field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user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303" calcext:value-type="float">
            <text:p>303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Update user nam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User name of person who updated the field content</text:p>
          </table:table-cell>
          <table:table-cell table:style-name="ce40"/>
          <table:table-cell table:style-name="ce14" office:value-type="string" calcext:value-type="string">
            <text:p>bigint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user_maj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5" calcext:value-type="float">
            <text:p>295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Date of creation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creation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date_cre</text:p>
          </table:table-cell>
          <table:table-cell table:style-name="ce14"/>
          <table:table-cell table:number-columns-repeated="1008"/>
        </table:table-row>
        <table:table-row table:style-name="ro3">
          <table:table-cell table:style-name="ce14" office:value-type="float" office:value="296" calcext:value-type="float">
            <text:p>296</text:p>
          </table:table-cell>
          <table:table-cell table:style-name="ce14" office:value-type="string" calcext:value-type="string">
            <text:p>Repository table</text:p>
          </table:table-cell>
          <table:table-cell table:style-name="ce14" office:value-type="string" calcext:value-type="string">
            <text:p>Person</text:p>
          </table:table-cell>
          <table:table-cell table:style-name="ce14" office:value-type="string" calcext:value-type="string">
            <text:p>Date of update</text:p>
          </table:table-cell>
          <table:table-cell table:style-name="ce14" office:value-type="string" calcext:value-type="string">
            <text:p>tf</text:p>
          </table:table-cell>
          <table:table-cell table:style-name="ce14" office:value-type="string" calcext:value-type="string">
            <text:p>Technical field : date of update of field content</text:p>
          </table:table-cell>
          <table:table-cell table:style-name="ce40"/>
          <table:table-cell table:style-name="ce14" office:value-type="string" calcext:value-type="string">
            <text:p>timestamp without time zone</text:p>
          </table:table-cell>
          <table:table-cell table:style-name="ce14" office:value-type="string" calcext:value-type="string">
            <text:p>YES</text:p>
          </table:table-cell>
          <table:table-cell table:style-name="ce14" table:number-columns-repeated="2"/>
          <table:table-cell table:style-name="ce14" office:value-type="string" calcext:value-type="string">
            <text:p>personne</text:p>
          </table:table-cell>
          <table:table-cell table:style-name="ce14" office:value-type="string" calcext:value-type="string">
            <text:p>date_maj</text:p>
          </table:table-cell>
          <table:table-cell table:style-name="ce14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9" office:value-type="float" office:value="310" calcext:value-type="float">
            <text:p>310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6" calcext:value-type="float">
            <text:p>306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Program code</text:p>
          </table:table-cell>
          <table:table-cell table:style-name="ce9"/>
          <table:table-cell table:style-name="ce9" office:value-type="string" calcext:value-type="string">
            <text:p>Code (unique) of the funding program</text:p>
          </table:table-cell>
          <table:table-cell table:style-name="ce35" office:value-type="float" office:value="1" calcext:value-type="float">
            <text:p>1</text:p>
          </table:table-cell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code_programm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11" calcext:value-type="float">
            <text:p>311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Program name</text:p>
          </table:table-cell>
          <table:table-cell table:style-name="ce9"/>
          <table:table-cell table:style-name="ce9" office:value-type="string" calcext:value-type="string">
            <text:p>Name of the funding program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nom_programm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12" calcext:value-type="float">
            <text:p>312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Coordinator names</text:p>
          </table:table-cell>
          <table:table-cell table:style-name="ce9"/>
          <table:table-cell table:style-name="ce9" office:value-type="string" calcext:value-type="string">
            <text:p>Names of coordinators of the funding program</text:p>
          </table:table-cell>
          <table:table-cell table:style-name="ce35"/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noms_responsables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13" calcext:value-type="float">
            <text:p>313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Funding agency</text:p>
          </table:table-cell>
          <table:table-cell table:style-name="ce9"/>
          <table:table-cell table:style-name="ce9" office:value-type="string" calcext:value-type="string">
            <text:p>Name/acronym of the funding agency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1024" calcext:value-type="float">
            <text:p>1024</text:p>
          </table:table-cell>
          <table:table-cell table:style-name="ce9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type_financeur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4" calcext:value-type="float">
            <text:p>304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Starting year</text:p>
          </table:table-cell>
          <table:table-cell table:style-name="ce9"/>
          <table:table-cell table:style-name="ce9" office:value-type="string" calcext:value-type="string">
            <text:p>Year when the funding program starts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annee_debut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5" calcext:value-type="float">
            <text:p>305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Ending year</text:p>
          </table:table-cell>
          <table:table-cell table:style-name="ce9"/>
          <table:table-cell table:style-name="ce9" office:value-type="string" calcext:value-type="string">
            <text:p>Year when the funding program ends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annee_fin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7" calcext:value-type="float">
            <text:p>307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Program comments</text:p>
          </table:table-cell>
          <table:table-cell table:style-name="ce9"/>
          <table:table-cell table:style-name="ce9" office:value-type="string" calcext:value-type="string">
            <text:p>Comments about the funding program</text:p>
          </table:table-cell>
          <table:table-cell table:style-name="ce35"/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commentaire_programm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14" calcext:value-type="float">
            <text:p>314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15" calcext:value-type="float">
            <text:p>315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8" calcext:value-type="float">
            <text:p>308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9" office:value-type="float" office:value="309" calcext:value-type="float">
            <text:p>309</text:p>
          </table:table-cell>
          <table:table-cell table:style-name="ce9" office:value-type="string" calcext:value-type="string">
            <text:p>Repository table</text:p>
          </table:table-cell>
          <table:table-cell table:style-name="ce9" office:value-type="string" calcext:value-type="string">
            <text:p>Program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programme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2" office:value-type="float" office:value="323" calcext:value-type="float">
            <text:p>323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pk</text:p>
          </table:table-cell>
          <table:table-cell table:style-name="ce12" office:value-type="string" calcext:value-type="string">
            <text:p>Technical field : identification number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id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9" calcext:value-type="float">
            <text:p>329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name</text:p>
          </table:table-cell>
          <table:table-cell table:style-name="ce12"/>
          <table:table-cell table:style-name="ce12" office:value-type="string" calcext:value-type="string">
            <text:p>Taxon name (unique)</text:p>
          </table:table-cell>
          <table:table-cell table:style-name="ce38" office:value-type="float" office:value="1" calcext:value-type="float">
            <text:p>1</text:p>
          </table:table-cell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taxnam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5" calcext:value-type="float">
            <text:p>325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rank</text:p>
          </table:table-cell>
          <table:table-cell table:style-name="ce12"/>
          <table:table-cell table:style-name="ce12" office:value-type="string" calcext:value-type="string">
            <text:p>Taxon rank (e.g. Genus, species, …)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rank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7" calcext:value-type="float">
            <text:p>327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Subclass</text:p>
          </table:table-cell>
          <table:table-cell table:style-name="ce12"/>
          <table:table-cell table:style-name="ce12" office:value-type="string" calcext:value-type="string">
            <text:p>Subclass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subclass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4" calcext:value-type="float">
            <text:p>324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Order</text:p>
          </table:table-cell>
          <table:table-cell table:style-name="ce12"/>
          <table:table-cell table:style-name="ce12" office:value-type="string" calcext:value-type="string">
            <text:p>Order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ord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1" calcext:value-type="float">
            <text:p>321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Family</text:p>
          </table:table-cell>
          <table:table-cell table:style-name="ce12"/>
          <table:table-cell table:style-name="ce12" office:value-type="string" calcext:value-type="string">
            <text:p>Family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family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2" calcext:value-type="float">
            <text:p>322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Genus</text:p>
          </table:table-cell>
          <table:table-cell table:style-name="ce12"/>
          <table:table-cell table:style-name="ce12" office:value-type="string" calcext:value-type="string">
            <text:p>Genus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genus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6" calcext:value-type="float">
            <text:p>326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Species</text:p>
          </table:table-cell>
          <table:table-cell table:style-name="ce12"/>
          <table:table-cell table:style-name="ce12" office:value-type="string" calcext:value-type="string">
            <text:p>Species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species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8" calcext:value-type="float">
            <text:p>328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Subspecies</text:p>
          </table:table-cell>
          <table:table-cell table:style-name="ce12"/>
          <table:table-cell table:style-name="ce12" office:value-type="string" calcext:value-type="string">
            <text:p>Subspecies name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subspecies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33" calcext:value-type="float">
            <text:p>333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validity</text:p>
          </table:table-cell>
          <table:table-cell table:style-name="ce12"/>
          <table:table-cell table:style-name="ce12" office:value-type="string" calcext:value-type="string">
            <text:p>Specify whether the taxon name is taxonomically valid (i.e. YES or NO)</text:p>
          </table:table-cell>
          <table:table-cell table:style-name="ce38"/>
          <table:table-cell table:style-name="ce12" office:value-type="string" calcext:value-type="string">
            <text:p>smallint</text:p>
          </table:table-cell>
          <table:table-cell table:style-name="ce12" office:value-type="string" calcext:value-type="string">
            <text:p>NO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validity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17" calcext:value-type="float">
            <text:p>317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code</text:p>
          </table:table-cell>
          <table:table-cell table:style-name="ce12"/>
          <table:table-cell table:style-name="ce12" office:value-type="string" calcext:value-type="string">
            <text:p>Code (unique) of taxon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code_taxon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18" calcext:value-type="float">
            <text:p>318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comments</text:p>
          </table:table-cell>
          <table:table-cell table:style-name="ce12"/>
          <table:table-cell table:style-name="ce12" office:value-type="string" calcext:value-type="string">
            <text:p>Comments about the taxon</text:p>
          </table:table-cell>
          <table:table-cell table:style-name="ce38"/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commentaire_ref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16" calcext:value-type="float">
            <text:p>316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Clade</text:p>
          </table:table-cell>
          <table:table-cell table:style-name="ce12"/>
          <table:table-cell table:style-name="ce12" office:value-type="string" calcext:value-type="string">
            <text:p>Name of the clade to which the species taxa belongs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clad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30" calcext:value-type="float">
            <text:p>330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Taxon synonym</text:p>
          </table:table-cell>
          <table:table-cell table:style-name="ce12"/>
          <table:table-cell table:style-name="ce12" office:value-type="string" calcext:value-type="string">
            <text:p>Synonym for taxon name if any</text:p>
          </table:table-cell>
          <table:table-cell table:style-name="ce38"/>
          <table:table-cell table:style-name="ce12" office:value-type="string" calcext:value-type="string">
            <text:p>character varying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55" calcext:value-type="float">
            <text:p>255</text:p>
          </table:table-cell>
          <table:table-cell table:style-name="ce1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taxname_ref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31" calcext:value-type="float">
            <text:p>331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Creation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filled in the field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user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32" calcext:value-type="float">
            <text:p>332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Update user nam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User name of person who updated the field content</text:p>
          </table:table-cell>
          <table:table-cell table:style-name="ce38"/>
          <table:table-cell table:style-name="ce12" office:value-type="string" calcext:value-type="string">
            <text:p>bigint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user_maj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19" calcext:value-type="float">
            <text:p>319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Date of creation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creation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date_cre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2" office:value-type="float" office:value="320" calcext:value-type="float">
            <text:p>320</text:p>
          </table:table-cell>
          <table:table-cell table:style-name="ce12" office:value-type="string" calcext:value-type="string">
            <text:p>Repository table</text:p>
          </table:table-cell>
          <table:table-cell table:style-name="ce12" office:value-type="string" calcext:value-type="string">
            <text:p>Taxon</text:p>
          </table:table-cell>
          <table:table-cell table:style-name="ce12" office:value-type="string" calcext:value-type="string">
            <text:p>Date of update</text:p>
          </table:table-cell>
          <table:table-cell table:style-name="ce12" office:value-type="string" calcext:value-type="string">
            <text:p>tf</text:p>
          </table:table-cell>
          <table:table-cell table:style-name="ce12" office:value-type="string" calcext:value-type="string">
            <text:p>Technical field : date of update of field content</text:p>
          </table:table-cell>
          <table:table-cell table:style-name="ce38"/>
          <table:table-cell table:style-name="ce12" office:value-type="string" calcext:value-type="string">
            <text:p>timestamp without time zone</text:p>
          </table:table-cell>
          <table:table-cell table:style-name="ce12" office:value-type="string" calcext:value-type="string">
            <text:p>YES</text:p>
          </table:table-cell>
          <table:table-cell table:style-name="ce12" table:number-columns-repeated="2"/>
          <table:table-cell table:style-name="ce12" office:value-type="string" calcext:value-type="string">
            <text:p>referentiel_taxon</text:p>
          </table:table-cell>
          <table:table-cell table:style-name="ce12" office:value-type="string" calcext:value-type="string">
            <text:p>date_maj</text:p>
          </table:table-cell>
          <table:table-cell table:style-name="ce12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16" office:value-type="float" office:value="444" calcext:value-type="float">
            <text:p>444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pk</text:p>
          </table:table-cell>
          <table:table-cell table:style-name="ce16" office:value-type="string" calcext:value-type="string">
            <text:p>Technical field : identification number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NO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id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0" calcext:value-type="float">
            <text:p>440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Vocabulary code</text:p>
          </table:table-cell>
          <table:table-cell table:style-name="ce16"/>
          <table:table-cell table:style-name="ce16" office:value-type="string" calcext:value-type="string">
            <text:p>Code (unique) of the vocabulary title (e.g. RIV for RIVER)</text:p>
          </table:table-cell>
          <table:table-cell table:style-name="ce42" office:value-type="float" office:value="1" calcext:value-type="float">
            <text:p>1</text:p>
          </table:table-cell>
          <table:table-cell table:style-name="ce16" office:value-type="string" calcext:value-type="string">
            <text:p>character varying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255" calcext:value-type="float">
            <text:p>255</text:p>
          </table:table-cell>
          <table:table-cell table:style-name="ce16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cod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5" calcext:value-type="float">
            <text:p>445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Vocabulary title</text:p>
          </table:table-cell>
          <table:table-cell table:style-name="ce16"/>
          <table:table-cell table:style-name="ce16" office:value-type="string" calcext:value-type="string">
            <text:p>Vocabulary title (e.g. RIVER)</text:p>
          </table:table-cell>
          <table:table-cell table:style-name="ce42"/>
          <table:table-cell table:style-name="ce16" office:value-type="string" calcext:value-type="string">
            <text:p>character varying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1024" calcext:value-type="float">
            <text:p>1024</text:p>
          </table:table-cell>
          <table:table-cell table:style-name="ce16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libelle</text:p>
          </table:table-cell>
          <table:table-cell table:style-name="ce16"/>
          <table:table-cell table:style-name="ce45" table:number-columns-repeated="1005"/>
          <table:table-cell table:number-columns-repeated="3"/>
        </table:table-row>
        <table:table-row table:style-name="ro3">
          <table:table-cell table:style-name="ce16" office:value-type="float" office:value="446" calcext:value-type="float">
            <text:p>446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Parent</text:p>
          </table:table-cell>
          <table:table-cell table:style-name="ce16"/>
          <table:table-cell table:style-name="ce30" office:value-type="string" calcext:value-type="string">
            <text:p>Parent to which the vocabulary belongs to (e.g. Primer Chromato)</text:p>
          </table:table-cell>
          <table:table-cell table:style-name="ce42" office:value-type="float" office:value="2" calcext:value-type="float">
            <text:p>2</text:p>
          </table:table-cell>
          <table:table-cell table:style-name="ce16" office:value-type="string" calcext:value-type="string">
            <text:p>character varying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float" office:value="255" calcext:value-type="float">
            <text:p>255</text:p>
          </table:table-cell>
          <table:table-cell table:style-name="ce16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parent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1" calcext:value-type="float">
            <text:p>441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Voc comments</text:p>
          </table:table-cell>
          <table:table-cell table:style-name="ce16"/>
          <table:table-cell table:style-name="ce16" office:value-type="string" calcext:value-type="string">
            <text:p>Comments about a vocabulary</text:p>
          </table:table-cell>
          <table:table-cell table:style-name="ce42"/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commentair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7" calcext:value-type="float">
            <text:p>447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Creation user nam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User name of person who filled in the field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user_cr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8" calcext:value-type="float">
            <text:p>448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Update user nam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User name of person who updated the field content</text:p>
          </table:table-cell>
          <table:table-cell table:style-name="ce42"/>
          <table:table-cell table:style-name="ce16" office:value-type="string" calcext:value-type="string">
            <text:p>bigint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user_maj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2" calcext:value-type="float">
            <text:p>442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Date of creation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date of creation of field content</text:p>
          </table:table-cell>
          <table:table-cell table:style-name="ce42"/>
          <table:table-cell table:style-name="ce16" office:value-type="string" calcext:value-type="string">
            <text:p>timestamp without time zone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date_cre</text:p>
          </table:table-cell>
          <table:table-cell table:style-name="ce16"/>
          <table:table-cell table:number-columns-repeated="1008"/>
        </table:table-row>
        <table:table-row table:style-name="ro3">
          <table:table-cell table:style-name="ce16" office:value-type="float" office:value="443" calcext:value-type="float">
            <text:p>443</text:p>
          </table:table-cell>
          <table:table-cell table:style-name="ce16" office:value-type="string" calcext:value-type="string">
            <text:p>Repository table</text:p>
          </table:table-cell>
          <table:table-cell table:style-name="ce16" office:value-type="string" calcext:value-type="string">
            <text:p>Vocabulary</text:p>
          </table:table-cell>
          <table:table-cell table:style-name="ce16" office:value-type="string" calcext:value-type="string">
            <text:p>Date of update</text:p>
          </table:table-cell>
          <table:table-cell table:style-name="ce16" office:value-type="string" calcext:value-type="string">
            <text:p>tf</text:p>
          </table:table-cell>
          <table:table-cell table:style-name="ce16" office:value-type="string" calcext:value-type="string">
            <text:p>Technical field : date of update of field content</text:p>
          </table:table-cell>
          <table:table-cell table:style-name="ce42"/>
          <table:table-cell table:style-name="ce16" office:value-type="string" calcext:value-type="string">
            <text:p>timestamp without time zone</text:p>
          </table:table-cell>
          <table:table-cell table:style-name="ce16" office:value-type="string" calcext:value-type="string">
            <text:p>YES</text:p>
          </table:table-cell>
          <table:table-cell table:style-name="ce16" table:number-columns-repeated="2"/>
          <table:table-cell table:style-name="ce16" office:value-type="string" calcext:value-type="string">
            <text:p>voc</text:p>
          </table:table-cell>
          <table:table-cell table:style-name="ce16" office:value-type="string" calcext:value-type="string">
            <text:p>date_maj</text:p>
          </table:table-cell>
          <table:table-cell table:style-name="ce16"/>
          <table:table-cell table:number-columns-repeated="1008"/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7"/>
          <table:table-cell table:style-name="ce26"/>
          <table:table-cell table:style-name="ce33"/>
          <table:table-cell table:style-name="ce7" table:number-columns-repeated="7"/>
          <table:table-cell table:style-name="ce45" table:number-columns-repeated="1008"/>
        </table:table-row>
        <table:table-row table:style-name="ro3">
          <table:table-cell table:style-name="ce7" office:value-type="float" office:value="429" calcext:value-type="float">
            <text:p>429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pk</text:p>
          </table:table-cell>
          <table:table-cell table:style-name="ce9" office:value-type="string" calcext:value-type="string">
            <text:p>Technical field : identification number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id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ser name</text:p>
          </table:table-cell>
          <table:table-cell table:style-name="ce9"/>
          <table:table-cell table:style-name="ce9" office:value-type="string" calcext:value-type="string">
            <text:p>User name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usernam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Password</text:p>
          </table:table-cell>
          <table:table-cell table:style-name="ce9"/>
          <table:table-cell table:style-name="ce9" office:value-type="string" calcext:value-type="string">
            <text:p>Password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password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5" calcext:value-type="float">
            <text:p>435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Role</text:p>
          </table:table-cell>
          <table:table-cell table:style-name="ce9"/>
          <table:table-cell table:style-name="ce9" office:value-type="string" calcext:value-type="string">
            <text:p>Role (privilege) allocated to the user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rol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3" calcext:value-type="float">
            <text:p>433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style-name="ce9" office:value-type="string" calcext:value-type="string">
            <text:p>Full name of the user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nam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E-mail address</text:p>
          </table:table-cell>
          <table:table-cell table:style-name="ce9"/>
          <table:table-cell table:style-name="ce9" office:value-type="string" calcext:value-type="string">
            <text:p>E-mail address of the user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email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0" calcext:value-type="float">
            <text:p>430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Institution</text:p>
          </table:table-cell>
          <table:table-cell table:style-name="ce9"/>
          <table:table-cell table:style-name="ce9" office:value-type="string" calcext:value-type="string">
            <text:p>Name of the institution to which the user belongs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institution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ser comments</text:p>
          </table:table-cell>
          <table:table-cell table:style-name="ce9"/>
          <table:table-cell table:style-name="ce9" office:value-type="string" calcext:value-type="string">
            <text:p>Comments concerning the user</text:p>
          </table:table-cell>
          <table:table-cell table:style-name="ce35"/>
          <table:table-cell table:style-name="ce9" office:value-type="string" calcext:value-type="string">
            <text:p>tex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commentaire_user</text:p>
          </table:table-cell>
          <table:table-cell table:style-name="ce9"/>
          <table:table-cell table:style-name="ce45" table:number-columns-repeated="1005"/>
          <table:table-cell table:number-columns-repeated="3"/>
        </table:table-row>
        <table:table-row table:style-name="ro3">
          <table:table-cell table:style-name="ce7" office:value-type="float" office:value="436" calcext:value-type="float">
            <text:p>436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Salt</text:p>
          </table:table-cell>
          <table:table-cell table:style-name="ce9"/>
          <table:table-cell table:style-name="ce9" office:value-type="string" calcext:value-type="string">
            <text:p>Use for some Hash function.</text:p>
          </table:table-cell>
          <table:table-cell table:style-name="ce35"/>
          <table:table-cell table:style-name="ce9" office:value-type="string" calcext:value-type="string">
            <text:p>character varying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255" calcext:value-type="float">
            <text:p>255</text:p>
          </table:table-cell>
          <table:table-cell table:style-name="ce9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salt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1" calcext:value-type="float">
            <text:p>431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Is active</text:p>
          </table:table-cell>
          <table:table-cell table:style-name="ce9"/>
          <table:table-cell table:style-name="ce9" office:value-type="string" calcext:value-type="string">
            <text:p>To flag if the user account is active.</text:p>
          </table:table-cell>
          <table:table-cell table:style-name="ce35"/>
          <table:table-cell table:style-name="ce9" office:value-type="string" calcext:value-type="string">
            <text:p>smallint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is_activ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Creation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filled in the field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user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38" calcext:value-type="float">
            <text:p>438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Update user nam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User name of person who updated the field content</text:p>
          </table:table-cell>
          <table:table-cell table:style-name="ce35"/>
          <table:table-cell table:style-name="ce9" office:value-type="string" calcext:value-type="string">
            <text:p>bigin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user_maj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26" calcext:value-type="float">
            <text:p>426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ate of creation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creation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date_cre</text:p>
          </table:table-cell>
          <table:table-cell table:style-name="ce9"/>
          <table:table-cell table:number-columns-repeated="1008"/>
        </table:table-row>
        <table:table-row table:style-name="ro3"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User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Date of update</text:p>
          </table:table-cell>
          <table:table-cell table:style-name="ce9" office:value-type="string" calcext:value-type="string">
            <text:p>tf</text:p>
          </table:table-cell>
          <table:table-cell table:style-name="ce9" office:value-type="string" calcext:value-type="string">
            <text:p>Technical field : date of update of field content</text:p>
          </table:table-cell>
          <table:table-cell table:style-name="ce35"/>
          <table:table-cell table:style-name="ce9" office:value-type="string" calcext:value-type="string">
            <text:p>timestamp without time zone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style-name="ce9" office:value-type="string" calcext:value-type="string">
            <text:p>user_db</text:p>
          </table:table-cell>
          <table:table-cell table:style-name="ce9" office:value-type="string" calcext:value-type="string">
            <text:p>date_maj</text:p>
          </table:table-cell>
          <table:table-cell table:style-name="ce9"/>
          <table:table-cell table:number-columns-repeated="1008"/>
        </table:table-row>
        <table:table-row table:style-name="ro8" table:number-rows-repeated="1048077">
          <table:table-cell table:number-columns-repeated="1022"/>
        </table:table-row>
        <table:table-row table:style-name="ro8">
          <table:table-cell table:number-columns-repeated="1022"/>
        </table:table-row>
      </table:table>
      <table:table table:name="Feuille2" table:style-name="ta1" table:print="false">
        <table:table-column table:style-name="co17" table:default-cell-style-name="ce47"/>
        <table:table-row table:style-name="ro9">
          <table:table-cell table:style-name="ce46" office:value-type="string" calcext:value-type="string">
            <text:p>Bonjour Florian, </text:p>
          </table:table-cell>
        </table:table-row>
        <table:table-row table:style-name="ro10">
          <table:table-cell office:value-type="string" calcext:value-type="string">
            <text:p>Je te retourne le fichier de correspondance des noms des tables/champs fr/en , avec : - une nouvelle collone E (English database field name (logical model)) qui doit remplacer la collone D . Il y a normalement correspondance des noms des champs avec ceux du modèle logique En (S1_Gotitdb_logical_model_en.jpg)</text:p>
          </table:table-cell>
        </table:table-row>
        <table:table-row table:style-name="ro11">
          <table:table-cell office:value-type="string" calcext:value-type="string">
            <text:p>- suppression du fond vert de la table [est_finance_pars] en correspondance avec le noir sur le modèle (is_funded by) Voilà je te laisse valider et  finaliser (suppression de la colonne D) </text:p>
          </table:table-cell>
        </table:table-row>
      </table:table>
      <table:named-expressions/>
      <table:database-ranges>
        <table:database-range table:name="__Anonymous_Sheet_DB__0" table:target-range-address="GOTIT_Database.A275:GOTIT_Database.N2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12:08:57.9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8T19:55:58.11</dc:date>
    <meta:generator>LibreOffice/5.3.6.1$Windows_X86_64 LibreOffice_project/686f202eff87ef707079aeb7f485847613344eb7</meta:generator>
    <meta:editing-duration>P3DT3H43M39S</meta:editing-duration>
    <meta:editing-cycles>288</meta:editing-cycles>
    <meta:document-statistic meta:table-count="2" meta:cell-count="4677" meta:object-count="0"/>
  </office:meta>
</office:document-meta>
</file>